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ira Code iScript" svg:font-family="'Fira Code iScript', Menlo, Monaco, 'Courier New', monospace, Consolas, 'Courier New', monospace"/>
    <style:font-face style:name="Helvetica Neue" svg:font-family="'Helvetica Neue', Helvetica, 'Hiragino Kaku Gothic ProN', Meiryo, Arial, sans-serif"/>
    <style:font-face style:name="Inter" svg:font-family="Inter, sans-serif"/>
    <style:font-face style:name="Nunito" svg:font-family="Nunito, sans-serif"/>
    <style:font-face style:name="PT Serif" svg:font-family="'PT Serif', serif"/>
    <style:font-face style:name="Roboto" svg:font-family="Roboto, sans-serif"/>
    <style:font-face style:name="arial" svg:font-family="arial, sans-serif"/>
    <style:font-face style:name="Bahnschrift1" svg:font-family="Bahnschrift" style:font-family-generic="roman" style:font-pitch="variable"/>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style:font-size-asian="12pt" style:font-style-asian="normal" style:font-weight-asian="normal"/>
    </style:style>
    <style:style style:name="P2"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paragraph-rsid="028710cb" style:font-size-asian="12pt" style:font-style-asian="normal" style:font-weight-asian="normal"/>
    </style:style>
    <style:style style:name="P3"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0e80503" officeooo:paragraph-rsid="00e80503" style:font-size-asian="12pt" style:font-style-asian="normal" style:font-weight-asian="normal"/>
    </style:style>
    <style:style style:name="P4"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28b1ad9" officeooo:paragraph-rsid="0292b396" style:font-size-asian="12pt" style:font-style-asian="normal" style:font-weight-asian="normal" style:font-weight-complex="normal"/>
    </style:style>
    <style:style style:name="P5"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14d393" officeooo:paragraph-rsid="0314d393" style:font-size-asian="12pt" style:font-style-asian="normal" style:font-weight-asian="normal" style:font-weight-complex="normal"/>
    </style:style>
    <style:style style:name="P6"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28e2bfb" officeooo:paragraph-rsid="028e2bfb" style:font-size-asian="12pt" style:font-style-asian="normal" style:font-weight-asian="normal" style:font-weight-complex="normal"/>
    </style:style>
    <style:style style:name="P7"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28e2bfb" officeooo:paragraph-rsid="036ec490" style:font-size-asian="12pt" style:font-style-asian="normal" style:font-weight-asian="normal" style:font-weight-complex="normal"/>
    </style:style>
    <style:style style:name="P8"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288fc32" style:font-size-asian="12pt" style:font-style-asian="normal" style:font-weight-asian="normal" style:font-weight-complex="normal"/>
    </style:style>
    <style:style style:name="P9"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42410" officeooo:paragraph-rsid="03742410" style:font-size-asian="12pt" style:font-style-asian="normal" style:font-weight-asian="normal"/>
    </style:style>
    <style:style style:name="P10"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58042" officeooo:paragraph-rsid="03758042" style:font-size-asian="12pt" style:font-style-asian="normal" style:font-weight-asian="normal"/>
    </style:style>
    <style:style style:name="P11"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95d9d" officeooo:paragraph-rsid="03795d9d" fo:background-color="transparent" style:font-size-asian="12pt" style:font-style-asian="normal" style:font-weight-asian="normal" style:font-weight-complex="normal"/>
    </style:style>
    <style:style style:name="P12"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95d9d" officeooo:paragraph-rsid="03796b39" fo:background-color="transparent" style:font-size-asian="12pt" style:font-style-asian="normal" style:font-weight-asian="normal" style:font-weight-complex="normal"/>
    </style:style>
    <style:style style:name="P13"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adfdc" officeooo:paragraph-rsid="037adfdc" fo:background-color="transparent" style:font-size-asian="12pt" style:font-style-asian="normal" style:font-weight-asian="normal" style:font-weight-complex="normal"/>
    </style:style>
    <style:style style:name="P14"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cdbde" officeooo:paragraph-rsid="037cdbde" fo:background-color="transparent" style:font-size-asian="12pt" style:font-style-asian="normal" style:font-weight-asian="normal" style:font-weight-complex="normal"/>
    </style:style>
    <style:style style:name="P15"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e1723" officeooo:paragraph-rsid="037cdbde" fo:background-color="transparent" style:font-size-asian="12pt" style:font-style-asian="normal" style:font-weight-asian="normal" style:font-weight-complex="normal"/>
    </style:style>
    <style:style style:name="P16"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e1723" officeooo:paragraph-rsid="037e1723" fo:background-color="transparent" style:font-size-asian="12pt" style:font-style-asian="normal" style:font-weight-asian="normal" style:font-weight-complex="normal"/>
    </style:style>
    <style:style style:name="P17"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f74a4" officeooo:paragraph-rsid="037f74a4" fo:background-color="transparent" style:font-size-asian="12pt" style:font-style-asian="normal" style:font-weight-asian="normal" style:font-weight-complex="normal"/>
    </style:style>
    <style:style style:name="P18"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0d5e0" officeooo:paragraph-rsid="0380d5e0" fo:background-color="transparent" style:font-size-asian="12pt" style:font-style-asian="normal" style:font-weight-asian="normal" style:font-weight-complex="normal"/>
    </style:style>
    <style:style style:name="P19"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0ea51" officeooo:paragraph-rsid="0380ea51" fo:background-color="transparent" style:font-size-asian="12pt" style:font-style-asian="normal" style:font-weight-asian="normal" style:font-weight-complex="normal"/>
    </style:style>
    <style:style style:name="P20"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2c4a3" officeooo:paragraph-rsid="0382c4a3" fo:background-color="transparent" style:font-size-asian="12pt" style:font-style-asian="normal" style:font-weight-asian="normal" style:font-weight-complex="normal"/>
    </style:style>
    <style:style style:name="P21"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662c3" officeooo:paragraph-rsid="038662c3" fo:background-color="transparent" style:font-size-asian="12pt" style:font-style-asian="normal" style:font-weight-asian="normal" style:font-weight-complex="normal"/>
    </style:style>
    <style:style style:name="P22"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93f25" officeooo:paragraph-rsid="03893f25" fo:background-color="transparent" style:font-size-asian="12pt" style:font-style-asian="normal" style:font-weight-asian="normal" style:font-weight-complex="normal"/>
    </style:style>
    <style:style style:name="P23"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9da24" officeooo:paragraph-rsid="0389da24" fo:background-color="transparent" style:font-size-asian="12pt" style:font-style-asian="normal" style:font-weight-asian="normal" style:font-weight-complex="normal"/>
    </style:style>
    <style:style style:name="P24"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9f572" officeooo:paragraph-rsid="0389f572" fo:background-color="transparent" style:font-size-asian="12pt" style:font-style-asian="normal" style:font-weight-asian="normal" style:font-weight-complex="normal"/>
    </style:style>
    <style:style style:name="P25"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e0e52" officeooo:paragraph-rsid="038e0e52" fo:background-color="transparent" style:font-size-asian="12pt" style:font-style-asian="normal" style:font-weight-asian="normal" style:font-weight-complex="normal"/>
    </style:style>
    <style:style style:name="P26"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910417" officeooo:paragraph-rsid="03947bc2" fo:background-color="transparent" style:font-size-asian="12pt" style:font-style-asian="normal" style:font-weight-asian="normal" style:font-weight-complex="normal"/>
    </style:style>
    <style:style style:name="P27"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95c00e" officeooo:paragraph-rsid="0395c00e" fo:background-color="transparent" style:font-size-asian="12pt" style:font-style-asian="normal" style:font-weight-asian="normal" style:font-weight-complex="normal"/>
    </style:style>
    <style:style style:name="P28"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ca3696" officeooo:paragraph-rsid="03ca3696" fo:background-color="transparent" style:font-size-asian="12pt" style:font-style-asian="normal" style:font-weight-asian="normal" style:font-weight-complex="normal"/>
    </style:style>
    <style:style style:name="P29"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b517e" officeooo:paragraph-rsid="037adfdc" fo:background-color="transparent" style:font-size-asian="12pt" style:font-style-asian="normal" style:font-weight-asian="normal" style:font-weight-complex="normal"/>
    </style:style>
    <style:style style:name="P30"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8cb433" officeooo:paragraph-rsid="038cb433" fo:background-color="transparent" style:font-size-asian="12pt" style:font-style-asian="normal" style:font-weight-asian="normal" style:font-weight-complex="normal"/>
    </style:style>
    <style:style style:name="P31"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f58ce5" officeooo:paragraph-rsid="0380ea51" fo:background-color="transparent" style:font-size-asian="12pt" style:font-style-asian="normal" style:font-weight-asian="normal" style:font-weight-complex="normal"/>
    </style:style>
    <style:style style:name="P32"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0d574c1" officeooo:paragraph-rsid="01655c5c" fo:background-color="transparent" style:font-size-asian="12pt" style:font-style-asian="normal" style:font-weight-asian="normal" style:font-weight-complex="normal"/>
    </style:style>
    <style:style style:name="P33"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28e2bfb" officeooo:paragraph-rsid="028e2bfb" fo:background-color="transparent" style:font-size-asian="12pt" style:font-style-asian="normal" style:font-weight-asian="normal" style:font-size-complex="14pt" style:font-weight-complex="bold"/>
    </style:style>
    <style:style style:name="P34"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28e2bfb" officeooo:paragraph-rsid="03396355" fo:background-color="transparent" style:font-size-asian="12pt" style:font-style-asian="normal" style:font-weight-asian="normal" style:font-size-complex="14pt" style:font-weight-complex="bold"/>
    </style:style>
    <style:style style:name="P35"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397da11" officeooo:paragraph-rsid="0397da11" fo:background-color="transparent" style:font-size-asian="12pt" style:font-style-asian="normal" style:font-weight-asian="normal" style:font-size-complex="12pt" style:font-weight-complex="normal"/>
    </style:style>
    <style:style style:name="P36"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paragraph-rsid="015861b1" fo:background-color="transparent" style:font-size-asian="12pt" style:font-style-asian="normal" style:font-weight-asian="normal" style:font-size-complex="12pt" style:font-weight-complex="normal"/>
    </style:style>
    <style:style style:name="P37"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39986d0" officeooo:paragraph-rsid="039986d0" fo:background-color="transparent" style:font-size-asian="12pt" style:font-style-asian="normal" style:font-weight-asian="normal" style:font-size-complex="12pt" style:font-weight-complex="normal"/>
    </style:style>
    <style:style style:name="P38"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39a09ee" officeooo:paragraph-rsid="039a09ee" fo:background-color="transparent" style:font-size-asian="12pt" style:font-style-asian="normal" style:font-weight-asian="normal" style:font-size-complex="12pt" style:font-weight-complex="normal"/>
    </style:style>
    <style:style style:name="P39"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39db1f1" officeooo:paragraph-rsid="039db1f1" fo:background-color="transparent" style:font-size-asian="12pt" style:font-style-asian="normal" style:font-weight-asian="normal" style:font-size-complex="12pt" style:font-weight-complex="normal"/>
    </style:style>
    <style:style style:name="P40"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3a36354" officeooo:paragraph-rsid="03a36354" fo:background-color="transparent" style:font-size-asian="12pt" style:font-style-asian="normal" style:font-weight-asian="normal" style:font-size-complex="12pt" style:font-weight-complex="normal"/>
    </style:style>
    <style:style style:name="P41"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3a6ee46" officeooo:paragraph-rsid="03a6ee46" fo:background-color="transparent" style:font-size-asian="12pt" style:font-style-asian="normal" style:font-weight-asian="normal" style:font-size-complex="12pt" style:font-weight-complex="normal"/>
    </style:style>
    <style:style style:name="P42"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normal" officeooo:rsid="03a8281e" officeooo:paragraph-rsid="03a8281e" style:font-size-asian="12pt" style:font-style-asian="normal" style:font-weight-asian="normal" style:font-weight-complex="normal"/>
    </style:style>
    <style:style style:name="P43"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bold" officeooo:rsid="03d29d2c" officeooo:paragraph-rsid="03d29d2c" fo:background-color="#81d41a" style:font-size-asian="12pt" style:font-style-asian="normal" style:font-weight-asian="bold" style:font-size-complex="12pt" style:font-weight-complex="bold"/>
    </style:style>
    <style:style style:name="P44"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none" fo:font-weight="bold" officeooo:rsid="03d28c20" officeooo:paragraph-rsid="03d28c20" fo:background-color="#81d41a" style:font-size-asian="12pt" style:font-style-asian="normal" style:font-weight-asian="bold" style:font-size-complex="12pt" style:font-weight-complex="bold"/>
    </style:style>
    <style:style style:name="P45"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bold" officeooo:rsid="03795d9d" officeooo:paragraph-rsid="03795d9d" fo:background-color="#bbe33d" style:font-size-asian="12pt" style:font-style-asian="normal" style:font-weight-asian="bold" style:font-weight-complex="bold"/>
    </style:style>
    <style:style style:name="P46"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bold" officeooo:rsid="037e1723" officeooo:paragraph-rsid="037e1723" fo:background-color="#bbe33d" style:font-size-asian="12pt" style:font-style-asian="normal" style:font-weight-asian="bold" style:font-weight-complex="bold"/>
    </style:style>
    <style:style style:name="P47"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bold" officeooo:rsid="0382c4a3" officeooo:paragraph-rsid="0382c4a3" fo:background-color="#bbe33d" style:font-size-asian="12pt" style:font-style-asian="normal" style:font-weight-asian="bold" style:font-weight-complex="bold"/>
    </style:style>
    <style:style style:name="P48"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bold" officeooo:rsid="03f65b09" officeooo:paragraph-rsid="03f65b09" fo:background-color="#bbe33d" style:font-size-asian="12pt" style:font-style-asian="normal" style:font-weight-asian="bold" style:font-weight-complex="bold"/>
    </style:style>
    <style:style style:name="P49"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bold" officeooo:rsid="0397da11" officeooo:paragraph-rsid="0397da11" fo:background-color="#81d41a" style:font-size-asian="12pt" style:font-style-asian="normal" style:font-weight-asian="bold" style:font-weight-complex="bold"/>
    </style:style>
    <style:style style:name="P50"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bold" officeooo:rsid="0395c00e" officeooo:paragraph-rsid="0395c00e" fo:background-color="#81d41a" style:font-size-asian="12pt" style:font-style-asian="normal" style:font-weight-asian="bold" style:font-weight-complex="bold"/>
    </style:style>
    <style:style style:name="P51"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bold" officeooo:rsid="0389f572" officeooo:paragraph-rsid="0389f572" fo:background-color="#81d41a" style:font-size-asian="12pt" style:font-style-asian="normal" style:font-weight-asian="bold" style:font-weight-complex="bold"/>
    </style:style>
    <style:style style:name="P52"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bold" officeooo:rsid="03893f25" officeooo:paragraph-rsid="03893f25" fo:background-color="#81d41a" style:font-size-asian="12pt" style:font-style-asian="normal" style:font-weight-asian="bold" style:font-weight-complex="bold"/>
    </style:style>
    <style:style style:name="P53"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solid" style:text-underline-width="auto" style:text-underline-color="font-color" fo:font-weight="bold" officeooo:rsid="0340976d" officeooo:paragraph-rsid="0340976d" fo:background-color="#bbe33d" style:font-size-asian="12pt" style:font-style-asian="normal" style:font-weight-asian="bold" style:font-weight-complex="bold"/>
    </style:style>
    <style:style style:name="P54"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style:text-underline-style="solid" style:text-underline-width="auto" style:text-underline-color="font-color" fo:font-weight="bold" officeooo:rsid="036d8138" officeooo:paragraph-rsid="036d8138" fo:background-color="#bbe33d" style:font-size-asian="12pt" style:font-style-asian="normal" style:font-weight-asian="bold" style:font-weight-complex="bold"/>
    </style:style>
    <style:style style:name="P55" style:family="paragraph" style:parent-style-name="Text_20_body">
      <style:paragraph-properties fo:line-height="115%" fo:text-align="start" style:justify-single-word="false" style:writing-mode="lr-tb"/>
      <style:text-properties fo:font-variant="normal" fo:text-transform="none" style:font-name="Bahnschrift1" fo:font-size="15pt" fo:letter-spacing="normal" fo:font-style="normal" style:text-underline-style="solid" style:text-underline-width="auto" style:text-underline-color="font-color" fo:font-weight="bold" fo:background-color="#e16173" style:font-size-asian="15pt" style:font-style-asian="normal" style:font-weight-asian="bold" style:font-size-complex="15pt" style:font-weight-complex="bold"/>
    </style:style>
    <style:style style:name="P56" style:family="paragraph" style:parent-style-name="Text_20_body">
      <style:paragraph-properties fo:line-height="115%" fo:text-align="start" style:justify-single-word="false" style:writing-mode="lr-tb"/>
      <style:text-properties fo:font-variant="normal" fo:text-transform="none" style:font-name="Bahnschrift1" fo:font-size="15pt" fo:letter-spacing="normal" fo:font-style="normal" style:text-underline-style="solid" style:text-underline-width="auto" style:text-underline-color="font-color" fo:font-weight="bold" officeooo:rsid="036d8138" officeooo:paragraph-rsid="036d8138" fo:background-color="#bbe33d" style:font-size-asian="15pt" style:font-style-asian="normal" style:font-weight-asian="bold" style:font-size-complex="15pt" style:font-weight-complex="bold"/>
    </style:style>
    <style:style style:name="P57" style:family="paragraph" style:parent-style-name="Text_20_body">
      <style:paragraph-properties fo:line-height="115%" fo:text-align="start" style:justify-single-word="false" style:writing-mode="lr-tb"/>
      <style:text-properties fo:font-variant="normal" fo:text-transform="none" style:font-name="Bahnschrift1" fo:font-size="16pt" fo:letter-spacing="normal" fo:font-style="normal" style:text-underline-style="solid" style:text-underline-width="auto" style:text-underline-color="font-color" fo:font-weight="bold" fo:background-color="#706e0c" style:font-size-asian="16pt" style:font-style-asian="normal" style:font-weight-asian="bold" style:font-size-complex="16pt" style:font-weight-complex="bold"/>
    </style:style>
    <style:style style:name="P58" style:family="paragraph" style:parent-style-name="Text_20_body">
      <style:paragraph-properties fo:line-height="115%" fo:text-align="start" style:justify-single-word="false" style:writing-mode="lr-tb"/>
      <style:text-properties fo:font-variant="normal" fo:text-transform="none" style:font-name="Bahnschrift1" fo:font-size="14pt" fo:letter-spacing="normal" fo:font-style="normal" style:text-underline-style="solid" style:text-underline-width="auto" style:text-underline-color="font-color" fo:font-weight="bold" fo:background-color="#b3cac7" style:font-size-asian="14pt" style:font-style-asian="normal" style:font-weight-asian="bold" style:font-size-complex="14pt" style:font-weight-complex="bold"/>
    </style:style>
    <style:style style:name="P59" style:family="paragraph" style:parent-style-name="Text_20_body">
      <style:paragraph-properties fo:line-height="115%" fo:text-align="start" style:justify-single-word="false" style:writing-mode="lr-tb"/>
      <style:text-properties fo:font-variant="normal" fo:text-transform="none" style:font-name="Bahnschrift1" fo:font-size="14pt" fo:letter-spacing="normal" fo:font-style="normal" style:text-underline-style="none" fo:font-weight="bold" officeooo:rsid="002e12af" officeooo:paragraph-rsid="0171f7fc" fo:background-color="transparent" style:font-size-asian="14pt" style:font-style-asian="normal" style:font-weight-asian="bold" style:font-size-complex="14pt" style:font-weight-complex="bold"/>
    </style:style>
    <style:style style:name="P60"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61"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3d8b3e0" fo:background-color="transparent" style:font-size-asian="12pt" style:font-style-asian="normal" style:font-weight-asian="normal" style:font-weight-complex="normal"/>
    </style:style>
    <style:style style:name="P62"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d8b3e0" officeooo:paragraph-rsid="03d8b3e0" fo:background-color="transparent" style:font-size-asian="12pt" style:font-style-asian="normal" style:font-weight-asian="normal" style:font-weight-complex="normal"/>
    </style:style>
    <style:style style:name="P63"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ded1db" officeooo:paragraph-rsid="03ded1db" fo:background-color="transparent" style:font-size-asian="12pt" style:font-style-asian="normal" style:font-weight-asian="normal" style:font-weight-complex="normal"/>
    </style:style>
    <style:style style:name="P64"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da7948" officeooo:paragraph-rsid="03da7948" fo:background-color="transparent" style:font-size-asian="12pt" style:font-style-asian="normal" style:font-weight-asian="normal" style:font-weight-complex="normal"/>
    </style:style>
    <style:style style:name="P65"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da7948" officeooo:paragraph-rsid="03da7948" fo:background-color="transparent" style:font-size-asian="12pt" style:font-style-asian="normal" style:font-weight-asian="normal" style:font-size-complex="12pt" style:font-weight-complex="normal"/>
    </style:style>
    <style:style style:name="P66" style:family="paragraph" style:parent-style-name="Text_20_body">
      <style:paragraph-properties fo:line-height="115%" fo:text-align="start" style:justify-single-word="false" style:writing-mode="lr-tb"/>
      <style:text-properties fo:font-weight="normal" officeooo:rsid="0287ae0d" officeooo:paragraph-rsid="0287ae0d" style:font-weight-asian="normal" style:font-weight-complex="normal"/>
    </style:style>
    <style:style style:name="P67" style:family="paragraph" style:parent-style-name="Text_20_body">
      <style:paragraph-properties fo:line-height="115%" fo:text-align="start" style:justify-single-word="false" style:writing-mode="lr-tb"/>
      <style:text-properties fo:font-weight="normal" officeooo:rsid="028b1ad9" officeooo:paragraph-rsid="0292b396" style:font-weight-asian="normal" style:font-weight-complex="normal"/>
    </style:style>
    <style:style style:name="P68" style:family="paragraph" style:parent-style-name="Text_20_body">
      <style:paragraph-properties fo:line-height="115%" fo:text-align="start" style:justify-single-word="false" style:writing-mode="lr-tb"/>
      <style:text-properties officeooo:paragraph-rsid="028e2bfb"/>
    </style:style>
    <style:style style:name="P69" style:family="paragraph" style:parent-style-name="Text_20_body">
      <style:paragraph-properties fo:line-height="115%" fo:text-align="start" style:justify-single-word="false" style:writing-mode="lr-tb"/>
      <style:text-properties officeooo:paragraph-rsid="037adfdc"/>
    </style:style>
    <style:style style:name="P70" style:family="paragraph" style:parent-style-name="Text_20_body">
      <style:paragraph-properties fo:line-height="115%" fo:text-align="start" style:justify-single-word="false" style:writing-mode="lr-tb"/>
      <style:text-properties officeooo:paragraph-rsid="038783bf"/>
    </style:style>
    <style:style style:name="P71" style:family="paragraph" style:parent-style-name="Text_20_body">
      <style:paragraph-properties fo:line-height="115%" fo:text-align="start" style:justify-single-word="false" style:writing-mode="lr-tb"/>
      <style:text-properties officeooo:paragraph-rsid="038e0e52"/>
    </style:style>
    <style:style style:name="P72" style:family="paragraph" style:parent-style-name="Text_20_body">
      <style:paragraph-properties fo:line-height="115%" fo:text-align="start" style:justify-single-word="false" style:writing-mode="lr-tb"/>
      <style:text-properties officeooo:paragraph-rsid="0395c00e"/>
    </style:style>
    <style:style style:name="P73" style:family="paragraph" style:parent-style-name="Text_20_body">
      <style:paragraph-properties fo:line-height="115%" fo:text-align="start" style:justify-single-word="false" style:writing-mode="lr-tb"/>
      <style:text-properties officeooo:rsid="03b666d9" officeooo:paragraph-rsid="03b666d9"/>
    </style:style>
    <style:style style:name="P74" style:family="paragraph" style:parent-style-name="Standard">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3782b66" officeooo:paragraph-rsid="03782b66" style:font-size-asian="12pt" style:font-style-asian="normal" style:font-weight-asian="normal"/>
    </style:style>
    <style:style style:name="P75" style:family="paragraph" style:parent-style-name="Standard">
      <style:paragraph-properties fo:line-height="115%" fo:text-align="start" style:justify-single-word="false" style:writing-mode="lr-tb"/>
      <style:text-properties fo:font-variant="normal" fo:text-transform="none" fo:color="#6699cc" loext:opacity="100%" style:font-name="Fira Code iScript" fo:font-size="12pt" fo:letter-spacing="normal" fo:font-style="normal" fo:font-weight="normal" officeooo:rsid="0293fa8c" officeooo:paragraph-rsid="0293fa8c" fo:background-color="#1b2b34" style:font-size-asian="12pt" style:font-style-asian="normal" style:font-weight-asian="normal"/>
    </style:style>
    <style:style style:name="P76" style:family="paragraph" style:parent-style-name="Standard">
      <style:paragraph-properties fo:line-height="115%" fo:text-align="start" style:justify-single-word="false" style:writing-mode="lr-tb"/>
      <style:text-properties fo:font-variant="normal" fo:text-transform="none" fo:color="#000000" loext:opacity="100%" style:font-name="Fira Code iScript"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77" style:family="paragraph" style:parent-style-name="Standard">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78" style:family="paragraph" style:parent-style-name="Standard">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f20a9c" officeooo:paragraph-rsid="03f20a9c" fo:background-color="transparent" style:font-size-asian="12pt" style:font-style-asian="normal" style:font-weight-asian="normal" style:font-weight-complex="normal"/>
    </style:style>
    <style:style style:name="P79" style:family="paragraph" style:parent-style-name="Standard">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normal" officeooo:rsid="03fcc357" officeooo:paragraph-rsid="03fcc357" fo:background-color="transparent" style:font-size-asian="12pt" style:font-style-asian="normal" style:font-weight-asian="normal" style:font-weight-complex="normal"/>
    </style:style>
    <style:style style:name="P80" style:family="paragraph" style:parent-style-name="Standard">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3a8281e" officeooo:paragraph-rsid="03a8281e" fo:background-color="#ffffa6" style:font-size-asian="12pt" style:font-style-asian="normal" style:font-weight-asian="bold" style:font-weight-complex="bold"/>
    </style:style>
    <style:style style:name="P81" style:family="paragraph" style:parent-style-name="Standard">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3f20a9c" officeooo:paragraph-rsid="03f20a9c" fo:background-color="#ffffa6" style:font-size-asian="12pt" style:font-style-asian="normal" style:font-weight-asian="bold" style:font-weight-complex="bold"/>
    </style:style>
    <style:style style:name="P82" style:family="paragraph" style:parent-style-name="Standard">
      <style:paragraph-properties fo:line-height="115%" fo:text-align="start" style:justify-single-word="false" style:writing-mode="lr-tb"/>
      <style:text-properties fo:font-variant="normal" fo:text-transform="none" fo:color="#cdd3de" loext:opacity="100%" style:font-name="Fira Code iScript" fo:font-size="12pt" fo:letter-spacing="normal" fo:font-style="normal" style:text-underline-style="none" fo:font-weight="normal" officeooo:rsid="03a8281e" officeooo:paragraph-rsid="03a8281e" fo:background-color="#1b2b34" style:font-size-asian="12pt" style:font-style-asian="normal" style:font-weight-asian="normal" style:font-weight-complex="normal"/>
    </style:style>
    <style:style style:name="P83" style:family="paragraph" style:parent-style-name="Standard">
      <style:paragraph-properties fo:line-height="115%" fo:text-align="start" style:justify-single-word="false" style:writing-mode="lr-tb"/>
      <style:text-properties officeooo:paragraph-rsid="03782b66"/>
    </style:style>
    <style:style style:name="P84" style:family="paragraph" style:parent-style-name="Standard">
      <style:paragraph-properties fo:line-height="115%" fo:text-align="start" style:justify-single-word="false" style:writing-mode="lr-tb"/>
      <style:text-properties fo:font-weight="bold" officeooo:paragraph-rsid="037704d7" style:font-weight-asian="bold"/>
    </style:style>
    <style:style style:name="P85" style:family="paragraph" style:parent-style-name="Standard">
      <style:paragraph-properties style:line-height-at-least="0.582cm"/>
      <style:text-properties fo:color="#000000" loext:opacity="100%" style:font-name="Bahnschrift" fo:font-size="12pt" fo:font-weight="normal" fo:background-color="transparent"/>
    </style:style>
    <style:style style:name="P86" style:family="paragraph" style:parent-style-name="Standard">
      <style:paragraph-properties style:line-height-at-least="0.582cm"/>
      <style:text-properties fo:color="#000000" loext:opacity="100%" style:font-name="Bahnschrift" fo:font-size="12pt" fo:font-weight="normal" officeooo:rsid="03eeb797" officeooo:paragraph-rsid="03eeb797" fo:background-color="transparent"/>
    </style:style>
    <style:style style:name="P87" style:family="paragraph" style:parent-style-name="Standard">
      <style:paragraph-properties style:line-height-at-least="0.582cm"/>
      <style:text-properties fo:color="#000000" loext:opacity="100%" style:font-name="Bahnschrift" fo:font-size="12pt" fo:font-weight="normal" officeooo:rsid="03eeb797" officeooo:paragraph-rsid="03efee61" fo:background-color="transparent"/>
    </style:style>
    <style:style style:name="P88" style:family="paragraph" style:parent-style-name="Standard">
      <style:paragraph-properties style:line-height-at-least="0.582cm"/>
      <style:text-properties fo:color="#000000" loext:opacity="100%" style:font-name="Bahnschrift" fo:font-size="12pt" fo:font-weight="normal" officeooo:rsid="03eeb797" officeooo:paragraph-rsid="03f34e06" fo:background-color="transparent"/>
    </style:style>
    <style:style style:name="P89" style:family="paragraph" style:parent-style-name="Standard">
      <style:paragraph-properties style:line-height-at-least="0.582cm"/>
      <style:text-properties fo:color="#000000" loext:opacity="100%" style:font-name="Bahnschrift" fo:font-size="12pt" fo:font-weight="normal" officeooo:rsid="03eeb797" officeooo:paragraph-rsid="03f85692" fo:background-color="transparent"/>
    </style:style>
    <style:style style:name="P90" style:family="paragraph" style:parent-style-name="Standard">
      <style:paragraph-properties style:line-height-at-least="0.582cm"/>
      <style:text-properties fo:color="#000000" loext:opacity="100%" style:font-name="Bahnschrift" fo:font-size="12pt" fo:font-weight="normal" officeooo:rsid="03eeb797" officeooo:paragraph-rsid="0401d541" fo:background-color="transparent"/>
    </style:style>
    <style:style style:name="P91" style:family="paragraph" style:parent-style-name="Standard">
      <style:paragraph-properties style:line-height-at-least="0.582cm"/>
      <style:text-properties fo:color="#000000" loext:opacity="100%" style:font-name="Bahnschrift" fo:font-size="12pt" fo:font-weight="normal" officeooo:rsid="03eeb797" officeooo:paragraph-rsid="04020271" fo:background-color="transparent"/>
    </style:style>
    <style:style style:name="P92" style:family="paragraph" style:parent-style-name="Standard">
      <style:paragraph-properties style:line-height-at-least="0.582cm"/>
      <style:text-properties fo:color="#000000" loext:opacity="100%" style:font-name="Bahnschrift" fo:font-size="12pt" fo:font-weight="normal" officeooo:rsid="03eeb797" officeooo:paragraph-rsid="04033db0" fo:background-color="transparent"/>
    </style:style>
    <style:style style:name="P93" style:family="paragraph" style:parent-style-name="Standard">
      <style:paragraph-properties style:line-height-at-least="0.582cm"/>
      <style:text-properties fo:color="#000000" loext:opacity="100%" style:font-name="Bahnschrift" fo:font-size="12pt" fo:font-weight="bold" fo:background-color="#ffffa6" style:font-weight-asian="bold" style:font-weight-complex="bold"/>
    </style:style>
    <style:style style:name="P94" style:family="paragraph" style:parent-style-name="Standard">
      <style:paragraph-properties style:line-height-at-least="0.582cm"/>
      <style:text-properties fo:color="#000000" loext:opacity="100%" style:font-name="Bahnschrift" fo:font-size="12pt" fo:font-weight="bold" officeooo:rsid="03ecc0cb" officeooo:paragraph-rsid="03ecc0cb" fo:background-color="#ffffa6" style:font-weight-asian="bold" style:font-weight-complex="bold"/>
    </style:style>
    <style:style style:name="P95" style:family="paragraph" style:parent-style-name="Standard">
      <style:paragraph-properties style:line-height-at-least="0.582cm"/>
      <style:text-properties fo:color="#000000" loext:opacity="100%" style:font-name="Bahnschrift" fo:background-color="transparent"/>
    </style:style>
    <style:style style:name="P96" style:family="paragraph" style:parent-style-name="Standard">
      <style:paragraph-properties style:line-height-at-least="0.582cm"/>
      <style:text-properties fo:color="#99c794" loext:opacity="100%" style:font-name="Fira Code iScript" fo:font-size="12pt" fo:font-weight="normal" fo:background-color="#1b2b34"/>
    </style:style>
    <style:style style:name="P97" style:family="paragraph" style:parent-style-name="Heading_20_2">
      <style:paragraph-properties style:line-height-at-least="0.582cm"/>
      <style:text-properties fo:color="#000000" loext:opacity="100%" style:font-name="Bahnschrift" fo:font-size="12pt" fo:font-weight="normal" officeooo:rsid="03eeb797" officeooo:paragraph-rsid="0408aab9" fo:background-color="transparent"/>
    </style:style>
    <style:style style:name="P98" style:family="paragraph" style:parent-style-name="Standard">
      <style:paragraph-properties style:line-height-at-least="0.582cm"/>
      <style:text-properties officeooo:paragraph-rsid="03f34e06"/>
    </style:style>
    <style:style style:name="P99" style:family="paragraph" style:parent-style-name="Standard">
      <style:paragraph-properties style:line-height-at-least="0.582cm"/>
      <style:text-properties officeooo:paragraph-rsid="0406ee8c"/>
    </style:style>
    <style:style style:name="P100" style:family="paragraph" style:parent-style-name="Standard">
      <style:paragraph-properties style:line-height-at-least="0.582cm"/>
      <style:text-properties fo:color="#000000" loext:opacity="100%" style:font-name="Bahnschrift" fo:font-size="12pt" fo:font-weight="normal" officeooo:rsid="03eeb797" officeooo:paragraph-rsid="04033db0" fo:background-color="transparent"/>
    </style:style>
    <style:style style:name="P101" style:family="paragraph" style:parent-style-name="Standard">
      <style:paragraph-properties style:line-height-at-least="0.582cm"/>
      <style:text-properties fo:color="#000000" loext:opacity="100%" style:font-name="Bahnschrift" fo:font-size="12pt" fo:font-weight="normal" officeooo:rsid="03eeb797" officeooo:paragraph-rsid="0406ee8c" fo:background-color="transparent"/>
    </style:style>
    <style:style style:name="P102" style:family="paragraph" style:parent-style-name="Standard">
      <style:paragraph-properties style:line-height-at-least="0.582cm"/>
      <style:text-properties fo:color="#000000" loext:opacity="100%" style:font-name="Bahnschrift" fo:font-size="12pt" fo:font-weight="normal" officeooo:rsid="03eeb797" officeooo:paragraph-rsid="03efee61" fo:background-color="transparent"/>
    </style:style>
    <style:style style:name="P103" style:family="paragraph" style:parent-style-name="Standard">
      <style:paragraph-properties style:line-height-at-least="0.582cm"/>
      <style:text-properties fo:color="#000000" loext:opacity="100%" style:font-name="Bahnschrift" fo:font-size="12pt" fo:font-weight="normal" officeooo:rsid="03eeb797" officeooo:paragraph-rsid="0408b32b" fo:background-color="transparent"/>
    </style:style>
    <style:style style:name="P104" style:family="paragraph" style:parent-style-name="Standard">
      <style:paragraph-properties style:line-height-at-least="0.582cm"/>
      <style:text-properties fo:color="#000000" loext:opacity="100%" style:font-name="Bahnschrift" fo:font-size="12pt" fo:font-weight="normal" fo:background-color="transparent"/>
    </style:style>
    <style:style style:name="P105" style:family="paragraph" style:parent-style-name="Standard">
      <style:paragraph-properties style:line-height-at-least="0.582cm"/>
      <style:text-properties fo:font-variant="normal" fo:text-transform="none" fo:color="#000000" loext:opacity="100%" style:font-name="Bahnschrift" fo:font-size="12pt" fo:letter-spacing="normal" fo:font-style="normal" fo:font-weight="normal" officeooo:paragraph-rsid="04033db0"/>
    </style:style>
    <style:style style:name="P106" style:family="paragraph" style:parent-style-name="Text_20_body">
      <style:paragraph-properties fo:line-height="115%" fo:text-align="start" style:justify-single-word="false" style:writing-mode="lr-tb"/>
      <style:text-properties fo:font-variant="normal" fo:text-transform="none" style:font-name="Bahnschrift1" fo:font-size="12pt" fo:letter-spacing="normal" fo:font-style="normal" fo:font-weight="normal" officeooo:rsid="04048833" officeooo:paragraph-rsid="04048833" fo:background-color="transparent" style:font-size-asian="12pt" style:font-style-asian="normal" style:font-weight-asian="normal" style:font-weight-complex="normal"/>
    </style:style>
    <style:style style:name="P107" style:family="paragraph" style:parent-style-name="Text_20_body">
      <style:paragraph-properties fo:margin-left="0cm" fo:margin-right="0cm" fo:margin-top="0cm" fo:margin-bottom="0.265cm" style:contextual-spacing="false" style:line-height-at-least="0.582cm" fo:text-align="start" style:justify-single-word="false" fo:orphans="2" fo:widows="2" fo:text-indent="0cm" style:auto-text-indent="false"/>
      <style:text-properties fo:font-variant="normal" fo:text-transform="none" fo:color="#000000" loext:opacity="100%" style:font-name="Bahnschrift" fo:font-size="12pt" fo:letter-spacing="normal" fo:font-style="normal" fo:font-weight="normal" officeooo:rsid="03eeb797" officeooo:paragraph-rsid="0408aab9" fo:background-color="transparent"/>
    </style:style>
    <style:style style:name="T1" style:family="text">
      <style:text-properties fo:font-variant="normal" fo:text-transform="none" style:font-name="Bahnschrift1" fo:font-size="12pt" fo:letter-spacing="normal" fo:font-style="normal" style:font-size-asian="12pt" style:font-style-asian="normal"/>
    </style:style>
    <style:style style:name="T2" style:family="text">
      <style:text-properties fo:font-variant="normal" fo:text-transform="none" style:font-name="Bahnschrift1" fo:font-size="12pt" fo:letter-spacing="normal" fo:font-style="normal" officeooo:rsid="01629190" style:font-size-asian="12pt" style:font-style-asian="normal"/>
    </style:style>
    <style:style style:name="T3" style:family="text">
      <style:text-properties fo:font-variant="normal" fo:text-transform="none" style:font-name="Bahnschrift1" fo:font-size="12pt" fo:letter-spacing="normal" fo:font-style="normal" officeooo:rsid="0292b396" style:font-size-asian="12pt" style:font-style-asian="normal"/>
    </style:style>
    <style:style style:name="T4" style:family="text">
      <style:text-properties fo:font-variant="normal" fo:text-transform="none" style:font-name="Bahnschrift1" fo:font-size="12pt" fo:letter-spacing="normal" fo:font-style="normal" officeooo:rsid="0367b865" style:font-size-asian="12pt" style:font-style-asian="normal"/>
    </style:style>
    <style:style style:name="T5" style:family="text">
      <style:text-properties fo:font-variant="normal" fo:text-transform="none" style:font-name="Bahnschrift1" fo:font-size="12pt" fo:letter-spacing="normal" fo:font-style="normal" officeooo:rsid="03684173" style:font-size-asian="12pt" style:font-style-asian="normal"/>
    </style:style>
    <style:style style:name="T6" style:family="text">
      <style:text-properties fo:font-variant="normal" fo:text-transform="none" style:font-name="Bahnschrift1" fo:font-size="12pt" fo:letter-spacing="normal" fo:font-style="normal" officeooo:rsid="03ac99b6" style:font-size-asian="12pt" style:font-style-asian="normal"/>
    </style:style>
    <style:style style:name="T7" style:family="text">
      <style:text-properties fo:font-variant="normal" fo:text-transform="none" style:font-name="Bahnschrift1" fo:font-size="12pt" fo:letter-spacing="normal" fo:font-style="normal" officeooo:rsid="03ad7feb" style:font-size-asian="12pt" style:font-style-asian="normal"/>
    </style:style>
    <style:style style:name="T8" style:family="text">
      <style:text-properties fo:font-variant="normal" fo:text-transform="none" style:font-name="Bahnschrift1" fo:font-size="12pt" fo:letter-spacing="normal" fo:font-style="normal" fo:font-weight="normal" officeooo:rsid="028e2bfb" style:font-size-asian="12pt" style:font-style-asian="normal" style:font-weight-asian="normal" style:font-weight-complex="normal"/>
    </style:style>
    <style:style style:name="T9" style:family="text">
      <style:text-properties fo:font-variant="normal" fo:text-transform="none" style:font-name="Bahnschrift1" fo:font-size="12pt" fo:letter-spacing="normal" fo:font-style="normal" fo:font-weight="normal" officeooo:rsid="03af46d4" style:font-size-asian="12pt" style:font-style-asian="normal" style:font-weight-asian="normal" style:font-weight-complex="normal"/>
    </style:style>
    <style:style style:name="T10" style:family="text">
      <style:text-properties fo:font-variant="normal" fo:text-transform="none" style:font-name="Bahnschrift1" fo:font-size="12pt" fo:letter-spacing="normal" fo:font-style="normal" fo:font-weight="normal" officeooo:rsid="03782b66" style:font-size-asian="12pt" style:font-style-asian="normal" style:font-weight-asian="normal"/>
    </style:style>
    <style:style style:name="T11" style:family="text">
      <style:text-properties fo:font-variant="normal" fo:text-transform="none" style:font-name="Bahnschrift1" fo:font-size="12pt" fo:letter-spacing="normal" fo:font-style="normal" fo:font-weight="normal" officeooo:rsid="03b34788" style:font-size-asian="12pt" style:font-style-asian="normal" style:font-weight-asian="normal"/>
    </style:style>
    <style:style style:name="T12" style:family="text">
      <style:text-properties fo:font-variant="normal" fo:text-transform="none" style:font-name="Bahnschrift1" fo:font-size="12pt" fo:letter-spacing="normal" fo:font-style="normal" fo:font-weight="normal" fo:background-color="transparent" loext:char-shading-value="0" style:font-size-asian="12pt" style:font-style-asian="normal" style:font-weight-asian="normal" style:font-weight-complex="normal"/>
    </style:style>
    <style:style style:name="T13" style:family="text">
      <style:text-properties fo:font-variant="normal" fo:text-transform="none" style:font-name="Bahnschrift1" fo:font-size="12pt" fo:letter-spacing="normal" fo:font-style="normal" fo:font-weight="normal" officeooo:rsid="037adfdc" fo:background-color="transparent" loext:char-shading-value="0" style:font-size-asian="12pt" style:font-style-asian="normal" style:font-weight-asian="normal" style:font-weight-complex="normal"/>
    </style:style>
    <style:style style:name="T14" style:family="text">
      <style:text-properties fo:font-variant="normal" fo:text-transform="none" style:font-name="Bahnschrift1" fo:font-size="12pt" fo:letter-spacing="normal" fo:font-style="normal" fo:font-weight="normal" officeooo:rsid="03b63e41" fo:background-color="transparent" loext:char-shading-value="0" style:font-size-asian="12pt" style:font-style-asian="normal" style:font-weight-asian="normal" style:font-weight-complex="normal"/>
    </style:style>
    <style:style style:name="T15" style:family="text">
      <style:text-properties fo:font-variant="normal" fo:text-transform="none" style:font-name="Bahnschrift1" fo:font-size="12pt" fo:letter-spacing="normal" fo:font-style="normal" fo:font-weight="normal" officeooo:rsid="037b517e" fo:background-color="transparent" loext:char-shading-value="0" style:font-size-asian="12pt" style:font-style-asian="normal" style:font-weight-asian="normal" style:font-weight-complex="normal"/>
    </style:style>
    <style:style style:name="T16" style:family="text">
      <style:text-properties fo:font-variant="normal" fo:text-transform="none" style:font-name="Bahnschrift1" fo:font-size="12pt" fo:letter-spacing="normal" fo:font-style="normal" fo:font-weight="normal" officeooo:rsid="038783bf" fo:background-color="transparent" loext:char-shading-value="0" style:font-size-asian="12pt" style:font-style-asian="normal" style:font-weight-asian="normal" style:font-weight-complex="normal"/>
    </style:style>
    <style:style style:name="T17" style:family="text">
      <style:text-properties fo:font-variant="normal" fo:text-transform="none" style:font-name="Bahnschrift1" fo:font-size="12pt" fo:letter-spacing="normal" fo:font-style="normal" fo:font-weight="normal" officeooo:rsid="03bc0945" fo:background-color="transparent" loext:char-shading-value="0" style:font-size-asian="12pt" style:font-style-asian="normal" style:font-weight-asian="normal" style:font-weight-complex="normal"/>
    </style:style>
    <style:style style:name="T18" style:family="text">
      <style:text-properties fo:font-variant="normal" fo:text-transform="none" style:font-name="Bahnschrift1" fo:font-size="12pt" fo:letter-spacing="normal" fo:font-style="normal" fo:font-weight="normal" officeooo:rsid="038e0e52" fo:background-color="transparent" loext:char-shading-value="0" style:font-size-asian="12pt" style:font-style-asian="normal" style:font-weight-asian="normal" style:font-weight-complex="normal"/>
    </style:style>
    <style:style style:name="T19" style:family="text">
      <style:text-properties fo:font-variant="normal" fo:text-transform="none" style:font-name="Bahnschrift1" fo:font-size="12pt" fo:letter-spacing="normal" fo:font-style="normal" fo:font-weight="normal" officeooo:rsid="03c20c46" fo:background-color="transparent" loext:char-shading-value="0" style:font-size-asian="12pt" style:font-style-asian="normal" style:font-weight-asian="normal" style:font-weight-complex="normal"/>
    </style:style>
    <style:style style:name="T20" style:family="text">
      <style:text-properties fo:font-variant="normal" fo:text-transform="none" style:font-name="Bahnschrift1" fo:font-size="12pt" fo:letter-spacing="normal" fo:font-style="normal" fo:font-weight="normal" officeooo:rsid="03900a7a" fo:background-color="transparent" loext:char-shading-value="0" style:font-size-asian="12pt" style:font-style-asian="normal" style:font-weight-asian="normal" style:font-weight-complex="normal"/>
    </style:style>
    <style:style style:name="T21" style:family="text">
      <style:text-properties fo:font-variant="normal" fo:text-transform="none" style:font-name="Bahnschrift1" fo:font-size="12pt" fo:letter-spacing="normal" fo:font-style="normal" fo:font-weight="normal" officeooo:rsid="0395c00e" fo:background-color="transparent" loext:char-shading-value="0" style:font-size-asian="12pt" style:font-style-asian="normal" style:font-weight-asian="normal" style:font-weight-complex="normal"/>
    </style:style>
    <style:style style:name="T22" style:family="text">
      <style:text-properties fo:font-variant="normal" fo:text-transform="none" style:font-name="Bahnschrift1" fo:font-size="12pt" fo:letter-spacing="normal" fo:font-style="normal" fo:font-weight="normal" officeooo:rsid="03969a94" fo:background-color="transparent" loext:char-shading-value="0" style:font-size-asian="12pt" style:font-style-asian="normal" style:font-weight-asian="normal" style:font-weight-complex="normal"/>
    </style:style>
    <style:style style:name="T23" style:family="text">
      <style:text-properties fo:font-variant="normal" fo:text-transform="none" style:font-name="Bahnschrift1" fo:font-size="12pt" fo:letter-spacing="normal" fo:font-style="normal" fo:font-weight="normal" officeooo:rsid="03c53e88" fo:background-color="transparent" loext:char-shading-value="0" style:font-size-asian="12pt" style:font-style-asian="normal" style:font-weight-asian="normal" style:font-weight-complex="normal"/>
    </style:style>
    <style:style style:name="T24" style:family="text">
      <style:text-properties fo:font-variant="normal" fo:text-transform="none" style:font-name="Bahnschrift1" fo:font-size="12pt" fo:letter-spacing="normal" fo:font-style="normal" fo:font-weight="normal" officeooo:rsid="03c594d0" fo:background-color="transparent" loext:char-shading-value="0" style:font-size-asian="12pt" style:font-style-asian="normal" style:font-weight-asian="normal" style:font-weight-complex="normal"/>
    </style:style>
    <style:style style:name="T25" style:family="text">
      <style:text-properties fo:font-variant="normal" fo:text-transform="none" style:font-name="Bahnschrift1" fo:font-size="12pt" fo:letter-spacing="normal" fo:font-style="normal" officeooo:rsid="03b12240" fo:background-color="#bbe33d" loext:char-shading-value="0" style:font-size-asian="12pt" style:font-style-asian="normal" style:font-weight-complex="bold"/>
    </style:style>
    <style:style style:name="T26" style:family="text">
      <style:text-properties fo:font-variant="normal" fo:text-transform="none" style:font-name="Bahnschrift1" fo:font-size="12pt" fo:letter-spacing="normal" fo:font-style="normal" officeooo:rsid="03b2464f" fo:background-color="#bbe33d" loext:char-shading-value="0" style:font-size-asian="12pt" style:font-style-asian="normal" style:font-weight-complex="bold"/>
    </style:style>
    <style:style style:name="T27" style:family="text">
      <style:text-properties fo:font-variant="normal" fo:text-transform="none" style:font-name="Bahnschrift1" fo:font-size="12pt" fo:letter-spacing="normal" fo:font-style="normal" officeooo:rsid="037704d7" fo:background-color="#bbe33d" loext:char-shading-value="0" style:font-size-asian="12pt" style:font-style-asian="normal" style:font-weight-complex="bold"/>
    </style:style>
    <style:style style:name="T28" style:family="text">
      <style:text-properties fo:font-variant="normal" fo:text-transform="none" style:font-name="Bahnschrift" fo:letter-spacing="normal"/>
    </style:style>
    <style:style style:name="T29" style:family="text">
      <style:text-properties fo:font-variant="normal" fo:text-transform="none" style:font-name="Bahnschrift" fo:letter-spacing="normal" fo:font-style="normal"/>
    </style:style>
    <style:style style:name="T30" style:family="text">
      <style:text-properties fo:font-variant="normal" fo:text-transform="none" style:font-name="Bahnschrift" fo:letter-spacing="normal" fo:font-style="normal" fo:font-weight="normal" loext:padding="0cm" loext:border="none"/>
    </style:style>
    <style:style style:name="T31" style:family="text">
      <style:text-properties fo:font-variant="normal" fo:text-transform="none" style:font-name="Bahnschrift" fo:letter-spacing="normal" fo:font-style="normal" fo:font-weight="normal" officeooo:rsid="03efee61" loext:padding="0cm" loext:border="none"/>
    </style:style>
    <style:style style:name="T32" style:family="text">
      <style:text-properties fo:font-variant="normal" fo:text-transform="none" style:font-name="Bahnschrift" fo:letter-spacing="normal" fo:font-style="normal" fo:font-weight="normal" officeooo:rsid="03f34e06" loext:padding="0cm" loext:border="none"/>
    </style:style>
    <style:style style:name="T33" style:family="text">
      <style:text-properties fo:font-variant="normal" fo:text-transform="none" style:font-name="Bahnschrift" fo:letter-spacing="normal" fo:font-style="normal" fo:font-weight="normal" officeooo:rsid="03f34e06" style:font-size-asian="12pt" style:font-size-complex="12pt" loext:padding="0cm" loext:border="none"/>
    </style:style>
    <style:style style:name="T34" style:family="text">
      <style:text-properties fo:font-variant="normal" fo:text-transform="none" style:font-name="Bahnschrift" fo:letter-spacing="normal" fo:font-style="normal" fo:font-weight="normal" officeooo:rsid="0401d541" fo:background-color="#ffffa6" loext:char-shading-value="0" loext:padding="0cm" loext:border="none"/>
    </style:style>
    <style:style style:name="T35" style:family="text">
      <style:text-properties fo:font-variant="normal" fo:text-transform="none" style:font-name="Bahnschrift" fo:letter-spacing="normal" loext:padding="0cm" loext:border="none"/>
    </style:style>
    <style:style style:name="T36" style:family="text">
      <style:text-properties fo:font-variant="normal" fo:text-transform="none" fo:letter-spacing="normal" fo:font-style="normal" fo:font-weight="normal" officeooo:rsid="03f85692" loext:padding="0cm" loext:border="none"/>
    </style:style>
    <style:style style:name="T37" style:family="text">
      <style:text-properties fo:font-variant="normal" fo:text-transform="none" fo:letter-spacing="normal" fo:font-style="normal" fo:font-weight="normal" officeooo:rsid="03ff7248" loext:padding="0cm" loext:border="none"/>
    </style:style>
    <style:style style:name="T38" style:family="text">
      <style:text-properties fo:font-variant="normal" fo:text-transform="none" fo:letter-spacing="normal" fo:font-style="normal" fo:font-weight="normal" officeooo:rsid="04005d3b" loext:padding="0cm" loext:border="none"/>
    </style:style>
    <style:style style:name="T39" style:family="text">
      <style:text-properties fo:font-variant="normal" fo:text-transform="none" fo:letter-spacing="normal" fo:font-style="normal" fo:font-weight="normal" officeooo:rsid="03efee61" loext:padding="0cm" loext:border="none"/>
    </style:style>
    <style:style style:name="T40" style:family="text">
      <style:text-properties fo:font-variant="normal" fo:text-transform="none" fo:letter-spacing="normal" fo:font-style="normal" fo:font-weight="normal" officeooo:rsid="0401d541" loext:padding="0cm" loext:border="none"/>
    </style:style>
    <style:style style:name="T41" style:family="text">
      <style:text-properties fo:font-variant="normal" fo:text-transform="none" fo:letter-spacing="normal" fo:font-style="normal" officeooo:rsid="04033db0" fo:background-color="#ffffa6" loext:char-shading-value="0" loext:padding="0cm" loext:border="none"/>
    </style:style>
    <style:style style:name="T42" style:family="text">
      <style:text-properties fo:font-variant="normal" fo:text-transform="none" fo:letter-spacing="normal" fo:font-style="normal" fo:font-weight="bold" officeooo:rsid="03f34e06" fo:background-color="#ffffa6" loext:char-shading-value="0" style:font-weight-asian="bold" style:font-weight-complex="bold" loext:padding="0cm" loext:border="none"/>
    </style:style>
    <style:style style:name="T43" style:family="text">
      <style:text-properties fo:font-variant="normal" fo:text-transform="none" fo:letter-spacing="normal" fo:font-style="normal" fo:font-weight="bold" officeooo:rsid="03f85692" fo:background-color="#ffffa6" loext:char-shading-value="0" style:font-weight-asian="bold" style:font-weight-complex="bold" loext:padding="0cm" loext:border="none"/>
    </style:style>
    <style:style style:name="T44" style:family="text">
      <style:text-properties fo:font-variant="normal" fo:text-transform="none" fo:letter-spacing="normal" fo:font-style="normal" fo:font-weight="bold" officeooo:rsid="03fea466" fo:background-color="#ffffa6" loext:char-shading-value="0" style:font-weight-asian="bold" style:font-weight-complex="bold" loext:padding="0cm" loext:border="none"/>
    </style:style>
    <style:style style:name="T45" style:family="text">
      <style:text-properties fo:font-variant="normal" fo:text-transform="none" fo:letter-spacing="normal" fo:font-style="normal" fo:font-weight="bold" officeooo:rsid="0401d541" fo:background-color="#ffffa6" loext:char-shading-value="0" style:font-weight-asian="bold" style:font-weight-complex="bold" loext:padding="0cm" loext:border="none"/>
    </style:style>
    <style:style style:name="T46" style:family="text">
      <style:text-properties fo:font-variant="normal" fo:text-transform="none" fo:letter-spacing="normal" fo:font-style="normal" fo:font-weight="bold" officeooo:rsid="04020271" fo:background-color="#ffffa6" loext:char-shading-value="0" style:font-weight-asian="bold" style:font-weight-complex="bold" loext:padding="0cm" loext:border="none"/>
    </style:style>
    <style:style style:name="T47" style:family="text">
      <style:text-properties fo:font-variant="normal" fo:text-transform="none" fo:letter-spacing="normal" fo:font-style="normal" fo:font-weight="bold" officeooo:rsid="04033db0" fo:background-color="#ffffa6" loext:char-shading-value="0" style:font-weight-asian="bold" style:font-weight-complex="bold" loext:padding="0cm" loext:border="none"/>
    </style:style>
    <style:style style:name="T48" style:family="text">
      <style:text-properties fo:font-variant="normal" fo:text-transform="none" fo:letter-spacing="normal" fo:font-style="normal" fo:font-weight="bold" officeooo:rsid="04033db0" style:font-weight-asian="bold" style:font-weight-complex="bold" loext:padding="0cm" loext:border="none"/>
    </style:style>
    <style:style style:name="T49" style:family="text">
      <style:text-properties fo:font-variant="normal" fo:text-transform="none" fo:letter-spacing="normal" fo:font-style="normal" fo:font-weight="bold" officeooo:rsid="0401d541" style:font-weight-asian="bold" style:font-weight-complex="bold" loext:padding="0cm" loext:border="none"/>
    </style:style>
    <style:style style:name="T50" style:family="text">
      <style:text-properties fo:font-variant="normal" fo:text-transform="none" style:font-name="arial" fo:letter-spacing="normal" fo:font-style="normal" fo:font-weight="normal" officeooo:rsid="03f85692" loext:padding="0cm" loext:border="none"/>
    </style:style>
    <style:style style:name="T51" style:family="text">
      <style:text-properties fo:font-variant="normal" fo:text-transform="none" fo:color="#271a38" loext:opacity="100%" fo:letter-spacing="normal" fo:font-style="normal" fo:font-weight="normal" officeooo:rsid="0401d541" fo:background-color="#ffffa6" loext:char-shading-value="0" loext:padding="0cm" loext:border="none"/>
    </style:style>
    <style:style style:name="T52" style:family="text">
      <style:text-properties fo:font-variant="normal" fo:text-transform="none" fo:color="#271a38" loext:opacity="100%" fo:letter-spacing="normal" fo:font-style="normal" fo:font-weight="normal" officeooo:rsid="0401d541" loext:padding="0cm" loext:border="none"/>
    </style:style>
    <style:style style:name="T53" style:family="text">
      <style:text-properties fo:font-variant="normal" fo:text-transform="none" fo:color="#271a38" loext:opacity="100%" fo:letter-spacing="normal" fo:font-style="normal" fo:font-weight="normal" officeooo:rsid="0401d541" loext:padding="0cm" loext:border="none"/>
    </style:style>
    <style:style style:name="T54" style:family="text">
      <style:text-properties fo:font-variant="normal" fo:text-transform="none" fo:color="#271a38" loext:opacity="100%" fo:letter-spacing="normal" fo:font-style="normal" fo:font-weight="normal" officeooo:rsid="0401d541" fo:background-color="#ffff00" loext:char-shading-value="0" loext:padding="0cm" loext:border="none"/>
    </style:style>
    <style:style style:name="T55" style:family="text">
      <style:text-properties fo:font-variant="normal" fo:text-transform="none" fo:color="#271a38" loext:opacity="100%" fo:letter-spacing="normal" fo:font-style="normal" fo:font-weight="normal" officeooo:rsid="0401d541" fo:background-color="#ffff00" loext:char-shading-value="0" loext:padding="0cm" loext:border="none"/>
    </style:style>
    <style:style style:name="T56" style:family="text">
      <style:text-properties fo:font-variant="normal" fo:text-transform="none" fo:color="#271a38" loext:opacity="100%" style:font-name="Bahnschrift" fo:letter-spacing="normal" fo:font-style="normal" fo:font-weight="normal" officeooo:rsid="0401d541" fo:background-color="#ffffa6" loext:char-shading-value="0" loext:padding="0cm" loext:border="none"/>
    </style:style>
    <style:style style:name="T57" style:family="text">
      <style:text-properties fo:font-variant="normal" fo:text-transform="none" fo:color="#271a38" loext:opacity="100%" style:font-name="Bahnschrift" fo:letter-spacing="normal" fo:font-style="normal" fo:font-weight="normal" officeooo:rsid="0401d541" loext:padding="0cm" loext:border="none"/>
    </style:style>
    <style:style style:name="T58" style:family="text">
      <style:text-properties fo:font-variant="normal" fo:text-transform="none" fo:color="#271a38" loext:opacity="100%" style:font-name="Bahnschrift" fo:font-size="12pt" fo:letter-spacing="normal" fo:font-style="normal" fo:font-weight="normal" officeooo:rsid="0401d541" fo:background-color="transparent" loext:char-shading-value="0" loext:padding="0cm" loext:border="none"/>
    </style:style>
    <style:style style:name="T59" style:family="text">
      <style:text-properties fo:font-variant="normal" fo:text-transform="none" fo:color="#000000" loext:opacity="100%" style:font-name="Bahnschrift" fo:font-size="12pt" fo:letter-spacing="normal" fo:font-style="normal" fo:font-weight="normal" officeooo:rsid="03f34e06" fo:background-color="transparent" loext:char-shading-value="0" style:font-size-asian="12pt" style:font-size-complex="12pt" loext:padding="0cm" loext:border="none"/>
    </style:style>
    <style:style style:name="T60" style:family="text">
      <style:text-properties fo:font-variant="normal" fo:text-transform="none" fo:color="#000000" loext:opacity="100%" style:font-name="Bahnschrift" fo:font-size="12pt" fo:letter-spacing="normal" fo:font-style="normal" fo:font-weight="normal" officeooo:rsid="04048833" fo:background-color="transparent" loext:char-shading-value="0" style:font-size-asian="12pt" style:font-size-complex="12pt" loext:padding="0cm" loext:border="none"/>
    </style:style>
    <style:style style:name="T61" style:family="text">
      <style:text-properties fo:font-variant="normal" fo:text-transform="none" fo:color="#000000" loext:opacity="100%" style:font-name="Bahnschrift" fo:font-size="12pt" fo:letter-spacing="normal" fo:font-style="normal" fo:font-weight="normal" officeooo:rsid="04048833" fo:background-color="transparent" loext:char-shading-value="0" style:font-size-asian="12pt" style:font-weight-asian="bold" style:font-size-complex="12pt" style:font-weight-complex="bold" loext:padding="0cm" loext:border="none"/>
    </style:style>
    <style:style style:name="T62" style:family="text">
      <style:text-properties fo:font-variant="normal" fo:text-transform="none" fo:color="#000000" loext:opacity="100%" style:font-name="Bahnschrift" fo:font-size="12pt" fo:letter-spacing="normal" fo:font-style="normal" fo:font-weight="normal" officeooo:rsid="040cffd5" fo:background-color="transparent" loext:char-shading-value="0" loext:padding="0cm" loext:border="none"/>
    </style:style>
    <style:style style:name="T63" style:family="text">
      <style:text-properties fo:font-variant="normal" fo:text-transform="none" fo:color="#000000" loext:opacity="100%" style:font-name="Bahnschrift" fo:font-size="12pt" fo:letter-spacing="normal" fo:font-style="normal" fo:font-weight="normal" officeooo:rsid="0401d541" fo:background-color="transparent" loext:char-shading-value="0" loext:padding="0cm" loext:border="none"/>
    </style:style>
    <style:style style:name="T64" style:family="text">
      <style:text-properties fo:font-variant="normal" fo:text-transform="none" fo:color="#000000" loext:opacity="100%" style:font-name="Bahnschrift" fo:font-size="12pt" fo:letter-spacing="normal" fo:font-style="normal" fo:font-weight="normal" officeooo:rsid="040cffd5" fo:background-color="transparent" loext:char-shading-value="0" style:font-weight-asian="bold" style:font-weight-complex="bold" loext:padding="0cm" loext:border="none"/>
    </style:style>
    <style:style style:name="T65" style:family="text">
      <style:text-properties fo:font-variant="normal" fo:text-transform="none" fo:color="#424242" loext:opacity="100%" fo:letter-spacing="normal" fo:font-style="normal" fo:font-weight="bold" officeooo:rsid="04033db0" fo:background-color="#ffffa6" loext:char-shading-value="0" style:font-weight-asian="bold" style:font-weight-complex="bold" loext:padding="0cm" loext:border="none"/>
    </style:style>
    <style:style style:name="T66" style:family="text">
      <style:text-properties fo:font-variant="normal" fo:text-transform="none" fo:color="#424242" loext:opacity="100%" fo:letter-spacing="normal" fo:font-style="normal" fo:font-weight="normal" officeooo:rsid="04033db0" fo:background-color="#ffffa6" loext:char-shading-value="0" style:font-weight-asian="bold" style:font-weight-complex="bold" loext:padding="0cm" loext:border="none"/>
    </style:style>
    <style:style style:name="T67" style:family="text">
      <style:text-properties fo:font-variant="normal" fo:text-transform="none" fo:color="#424242" loext:opacity="100%" fo:letter-spacing="normal" fo:font-style="normal" fo:font-weight="normal" officeooo:rsid="04033db0" fo:background-color="#ffffa6" loext:char-shading-value="0" loext:padding="0cm" loext:border="none"/>
    </style:style>
    <style:style style:name="T68" style:family="text">
      <style:text-properties fo:font-variant="normal" fo:text-transform="none" fo:color="#424242" loext:opacity="100%" style:font-name="Helvetica Neue" fo:letter-spacing="normal" fo:font-style="normal" fo:font-weight="normal" officeooo:rsid="04033db0" fo:background-color="#ffffa6" loext:char-shading-value="0" style:font-weight-asian="bold" style:font-weight-complex="bold" loext:padding="0cm" loext:border="none"/>
    </style:style>
    <style:style style:name="T69" style:family="text">
      <style:text-properties fo:font-variant="normal" fo:text-transform="none" fo:color="#424242" loext:opacity="100%" style:font-name="Helvetica Neue" fo:letter-spacing="normal" fo:font-style="normal" fo:font-weight="normal" officeooo:rsid="04033db0" fo:background-color="#ffffa6" loext:char-shading-value="0" loext:padding="0cm" loext:border="none"/>
    </style:style>
    <style:style style:name="T70" style:family="text">
      <style:text-properties fo:font-variant="normal" fo:text-transform="none" fo:color="#424242" loext:opacity="100%" style:font-name="Bahnschrift" fo:letter-spacing="normal" fo:font-style="normal" fo:font-weight="normal" officeooo:rsid="04033db0" fo:background-color="#ffffa6" loext:char-shading-value="0" style:font-weight-asian="bold" style:font-weight-complex="bold" loext:padding="0cm" loext:border="none"/>
    </style:style>
    <style:style style:name="T71" style:family="text">
      <style:text-properties fo:font-variant="normal" fo:text-transform="none" fo:color="#424242" loext:opacity="100%" style:font-name="Bahnschrift" fo:letter-spacing="normal" fo:font-style="normal" fo:font-weight="normal" officeooo:rsid="04033db0" fo:background-color="#ffffa6" loext:char-shading-value="0" loext:padding="0cm" loext:border="none"/>
    </style:style>
    <style:style style:name="T72" style:family="text">
      <style:text-properties fo:font-variant="normal" fo:text-transform="none" fo:color="#424242" loext:opacity="100%" style:font-name="Bahnschrift" fo:letter-spacing="normal" fo:font-style="normal" fo:font-weight="bold" officeooo:rsid="04033db0" fo:background-color="#ffffa6" loext:char-shading-value="0" style:font-weight-asian="bold" style:font-weight-complex="bold" loext:padding="0cm" loext:border="none"/>
    </style:style>
    <style:style style:name="T73" style:family="text">
      <style:text-properties fo:font-variant="normal" fo:text-transform="none" style:font-name="Bahnschrift" fo:letter-spacing="normal" fo:font-style="normal" fo:font-weight="bold" officeooo:rsid="04033db0" fo:background-color="#ffffa6" loext:char-shading-value="0" style:font-weight-asian="bold" style:font-weight-complex="bold" loext:padding="0cm" loext:border="none"/>
    </style:style>
    <style:style style:name="T74" style:family="text">
      <style:text-properties fo:font-variant="normal" fo:text-transform="none" style:font-name="Bahnschrift" fo:letter-spacing="normal" fo:font-style="normal" fo:font-weight="bold" officeooo:rsid="04033db0" fo:background-color="#ffffa6" loext:char-shading-value="0" style:font-weight-asian="bold" style:font-weight-complex="bold" loext:padding="0cm" loext:border="none"/>
    </style:style>
    <style:style style:name="T75" style:family="text">
      <style:text-properties fo:font-variant="normal" fo:text-transform="none" style:font-name="Bahnschrift" fo:letter-spacing="normal" fo:font-style="normal" fo:font-weight="bold" officeooo:rsid="0401d541" fo:background-color="#ffffa6" loext:char-shading-value="0" style:font-weight-asian="bold" style:font-weight-complex="bold" loext:padding="0cm" loext:border="none"/>
    </style:style>
    <style:style style:name="T76" style:family="text">
      <style:text-properties fo:font-variant="normal" fo:text-transform="none" style:font-name="Bahnschrift" fo:letter-spacing="normal" fo:font-style="normal" fo:font-weight="bold" officeooo:rsid="04033db0" fo:background-color="#ffffa6" loext:char-shading-value="0" style:font-size-asian="12pt" style:font-weight-asian="bold" style:font-size-complex="12pt" style:font-weight-complex="bold" loext:padding="0cm" loext:border="none"/>
    </style:style>
    <style:style style:name="T77" style:family="text">
      <style:text-properties fo:font-variant="normal" fo:text-transform="none" style:font-name="Bahnschrift" fo:letter-spacing="normal" fo:font-style="normal" fo:font-weight="bold" officeooo:rsid="04033db0" style:font-weight-asian="bold" style:font-weight-complex="bold" loext:padding="0cm" loext:border="none"/>
    </style:style>
    <style:style style:name="T78" style:family="text">
      <style:text-properties fo:font-variant="normal" fo:text-transform="none" style:font-name="Bahnschrift" fo:letter-spacing="normal" fo:font-style="normal" fo:font-weight="bold" officeooo:rsid="04033db0" style:font-weight-asian="bold" style:font-weight-complex="bold" loext:padding="0cm" loext:border="none"/>
    </style:style>
    <style:style style:name="T79" style:family="text">
      <style:text-properties fo:font-variant="normal" fo:text-transform="none" style:font-name="Bahnschrift" fo:letter-spacing="normal" fo:font-style="normal" fo:font-weight="bold" officeooo:rsid="0401d541" style:font-weight-asian="bold" style:font-weight-complex="bold" loext:padding="0cm" loext:border="none"/>
    </style:style>
    <style:style style:name="T80" style:family="text">
      <style:text-properties fo:font-variant="normal" fo:text-transform="none" style:font-name="Bahnschrift" fo:letter-spacing="normal" fo:font-style="normal" fo:font-weight="bold" officeooo:rsid="0401d541" style:font-weight-asian="bold" style:font-weight-complex="bold" loext:padding="0cm" loext:border="none"/>
    </style:style>
    <style:style style:name="T81" style:family="text">
      <style:text-properties fo:font-variant="normal" fo:text-transform="none" style:font-name="Bahnschrift" fo:letter-spacing="normal" fo:font-style="normal" fo:font-weight="bold" officeooo:rsid="04033db0" fo:background-color="#ffff00" loext:char-shading-value="0" style:font-weight-asian="bold" style:font-weight-complex="bold" loext:padding="0cm" loext:border="none"/>
    </style:style>
    <style:style style:name="T82" style:family="text">
      <style:text-properties fo:font-variant="normal" fo:text-transform="none" style:font-name="Bahnschrift" fo:letter-spacing="normal" fo:font-style="normal" fo:font-weight="bold" officeooo:rsid="04033db0" fo:background-color="#ffff00" loext:char-shading-value="0" style:font-weight-asian="bold" style:font-weight-complex="bold" loext:padding="0cm" loext:border="none"/>
    </style:style>
    <style:style style:name="T83" style:family="text">
      <style:text-properties fo:font-variant="normal" fo:text-transform="none" style:font-name="Bahnschrift" fo:letter-spacing="normal" fo:font-style="normal" fo:font-weight="bold" officeooo:rsid="0401d541" fo:background-color="#ffff00" loext:char-shading-value="0" style:font-weight-asian="bold" style:font-weight-complex="bold" loext:padding="0cm" loext:border="none"/>
    </style:style>
    <style:style style:name="T84" style:family="text">
      <style:text-properties fo:font-variant="normal" fo:text-transform="none" style:font-name="Bahnschrift" fo:letter-spacing="normal" fo:font-style="normal" fo:font-weight="bold" officeooo:rsid="0401d541" fo:background-color="#ffff00" loext:char-shading-value="0" style:font-weight-asian="bold" style:font-weight-complex="bold" loext:padding="0cm" loext:border="none"/>
    </style:style>
    <style:style style:name="T85" style:family="text">
      <style:text-properties fo:font-variant="normal" fo:text-transform="none" style:font-name="Bahnschrift" fo:letter-spacing="normal" fo:font-style="normal" fo:font-weight="normal" officeooo:rsid="04033db0" fo:background-color="#ffffa6" loext:char-shading-value="0" style:font-weight-asian="bold" style:font-weight-complex="bold" loext:padding="0cm" loext:border="none"/>
    </style:style>
    <style:style style:name="T86" style:family="text">
      <style:text-properties fo:font-variant="normal" fo:text-transform="none" style:font-name="Bahnschrift" fo:letter-spacing="normal" fo:font-style="normal" fo:font-weight="normal" officeooo:rsid="0401d541" fo:background-color="#ffffa6" loext:char-shading-value="0" style:font-weight-asian="bold" style:font-weight-complex="bold" loext:padding="0cm" loext:border="none"/>
    </style:style>
    <style:style style:name="T87" style:family="text">
      <style:text-properties fo:font-variant="normal" fo:text-transform="none" style:font-name="Bahnschrift" fo:letter-spacing="normal" fo:font-style="normal" fo:font-weight="normal" officeooo:rsid="04033db0" fo:background-color="#ffffa6" loext:char-shading-value="0" loext:padding="0cm" loext:border="none"/>
    </style:style>
    <style:style style:name="T88" style:family="text">
      <style:text-properties fo:font-variant="normal" fo:text-transform="none" style:font-name="Bahnschrift" fo:letter-spacing="normal" fo:font-style="normal" fo:font-weight="normal" officeooo:rsid="04033db0" style:font-weight-asian="bold" style:font-weight-complex="bold" loext:padding="0cm" loext:border="none"/>
    </style:style>
    <style:style style:name="T89" style:family="text">
      <style:text-properties fo:font-variant="normal" fo:text-transform="none" style:font-name="Bahnschrift" fo:letter-spacing="normal" fo:font-style="normal" fo:font-weight="normal" officeooo:rsid="04033db0" style:font-weight-asian="bold" style:font-weight-complex="bold" loext:padding="0cm" loext:border="none"/>
    </style:style>
    <style:style style:name="T90" style:family="text">
      <style:text-properties fo:font-variant="normal" fo:text-transform="none" style:font-name="Bahnschrift" fo:letter-spacing="normal" fo:font-style="normal" fo:font-weight="normal" officeooo:rsid="0401d541" style:font-weight-asian="bold" style:font-weight-complex="bold" loext:padding="0cm" loext:border="none"/>
    </style:style>
    <style:style style:name="T91" style:family="text">
      <style:text-properties fo:font-variant="normal" fo:text-transform="none" style:font-name="Bahnschrift" fo:letter-spacing="normal" fo:font-style="normal" fo:font-weight="normal" officeooo:rsid="0401d541" style:font-weight-asian="bold" style:font-weight-complex="bold" loext:padding="0cm" loext:border="none"/>
    </style:style>
    <style:style style:name="T92" style:family="text">
      <style:text-properties fo:font-variant="normal" fo:text-transform="none" style:font-name="Bahnschrift" fo:letter-spacing="normal" fo:font-style="normal" fo:font-weight="normal" officeooo:rsid="04033db0" loext:padding="0cm" loext:border="none"/>
    </style:style>
    <style:style style:name="T93" style:family="text">
      <style:text-properties fo:font-variant="normal" fo:text-transform="none" style:font-name="Bahnschrift" fo:letter-spacing="normal" fo:font-style="normal" fo:font-weight="normal" officeooo:rsid="04033db0" loext:padding="0cm" loext:border="none"/>
    </style:style>
    <style:style style:name="T94" style:family="text">
      <style:text-properties fo:font-variant="normal" fo:text-transform="none" style:font-name="Bahnschrift" fo:letter-spacing="normal" fo:font-style="normal" fo:font-weight="normal" officeooo:rsid="04033db0" fo:background-color="#ffff00" loext:char-shading-value="0" style:font-weight-asian="bold" style:font-weight-complex="bold" loext:padding="0cm" loext:border="none"/>
    </style:style>
    <style:style style:name="T95" style:family="text">
      <style:text-properties fo:font-variant="normal" fo:text-transform="none" style:font-name="Bahnschrift" fo:letter-spacing="normal" fo:font-style="normal" fo:font-weight="normal" officeooo:rsid="04033db0" fo:background-color="#ffff00" loext:char-shading-value="0" style:font-weight-asian="bold" style:font-weight-complex="bold" loext:padding="0cm" loext:border="none"/>
    </style:style>
    <style:style style:name="T96" style:family="text">
      <style:text-properties fo:font-variant="normal" fo:text-transform="none" style:font-name="Bahnschrift" fo:letter-spacing="normal" fo:font-style="normal" fo:font-weight="normal" officeooo:rsid="0401d541" fo:background-color="#ffff00" loext:char-shading-value="0" style:font-weight-asian="bold" style:font-weight-complex="bold" loext:padding="0cm" loext:border="none"/>
    </style:style>
    <style:style style:name="T97" style:family="text">
      <style:text-properties fo:font-variant="normal" fo:text-transform="none" style:font-name="Bahnschrift" fo:letter-spacing="normal" fo:font-style="normal" fo:font-weight="normal" officeooo:rsid="0401d541" fo:background-color="#ffff00" loext:char-shading-value="0" style:font-weight-asian="bold" style:font-weight-complex="bold" loext:padding="0cm" loext:border="none"/>
    </style:style>
    <style:style style:name="T98" style:family="text">
      <style:text-properties fo:font-variant="normal" fo:text-transform="none" style:font-name="Bahnschrift" fo:letter-spacing="normal" fo:font-style="normal" fo:font-weight="normal" officeooo:rsid="04033db0" fo:background-color="#ffff00" loext:char-shading-value="0" loext:padding="0cm" loext:border="none"/>
    </style:style>
    <style:style style:name="T99" style:family="text">
      <style:text-properties fo:font-variant="normal" fo:text-transform="none" style:font-name="Bahnschrift" fo:letter-spacing="normal" fo:font-style="normal" fo:font-weight="normal" officeooo:rsid="04033db0" fo:background-color="#ffff00" loext:char-shading-value="0" loext:padding="0cm" loext:border="none"/>
    </style:style>
    <style:style style:name="T100" style:family="text">
      <style:text-properties fo:font-variant="normal" fo:text-transform="none" style:font-name="Bahnschrift" fo:letter-spacing="normal" fo:font-style="normal" fo:font-weight="normal" officeooo:rsid="03efee61" loext:padding="0cm" loext:border="none"/>
    </style:style>
    <style:style style:name="T101" style:family="text">
      <style:text-properties fo:font-variant="normal" fo:text-transform="none" style:font-name="Bahnschrift" fo:letter-spacing="normal" fo:font-style="normal" fo:font-weight="normal" officeooo:rsid="0401d541" loext:padding="0cm" loext:border="none"/>
    </style:style>
    <style:style style:name="T102" style:family="text">
      <style:text-properties fo:font-variant="normal" fo:text-transform="none" style:font-name="Bahnschrift" fo:letter-spacing="normal" fo:font-style="normal" officeooo:rsid="04033db0" fo:background-color="#ffffa6" loext:char-shading-value="0" loext:padding="0cm" loext:border="none"/>
    </style:style>
    <style:style style:name="T103" style:family="text">
      <style:text-properties fo:font-variant="normal" fo:text-transform="none" fo:color="#555555" loext:opacity="100%" style:font-name="Roboto" fo:font-size="28.5pt" fo:letter-spacing="normal" fo:font-style="normal" fo:font-weight="normal" officeooo:rsid="04033db0" fo:background-color="#ffffa6" loext:char-shading-value="0" style:font-weight-asian="bold" style:font-weight-complex="bold" loext:padding="0cm" loext:border="none"/>
    </style:style>
    <style:style style:name="T104" style:family="text">
      <style:text-properties fo:font-variant="normal" fo:text-transform="none" fo:color="#555555" loext:opacity="100%" style:font-name="Roboto" fo:letter-spacing="normal" fo:font-style="normal" fo:font-weight="normal" officeooo:rsid="04033db0" fo:background-color="#ffffa6" loext:char-shading-value="0" style:font-weight-asian="bold" style:font-weight-complex="bold" loext:padding="0cm" loext:border="none"/>
    </style:style>
    <style:style style:name="T105" style:family="text">
      <style:text-properties fo:font-variant="normal" fo:text-transform="none" fo:color="#555555" loext:opacity="100%" style:font-name="Roboto" fo:letter-spacing="normal" fo:font-style="normal" fo:font-weight="normal" officeooo:rsid="04033db0" fo:background-color="#ffffa6" loext:char-shading-value="0" style:font-size-asian="12pt" style:font-weight-asian="bold" style:font-size-complex="12pt" style:font-weight-complex="bold" loext:padding="0cm" loext:border="none"/>
    </style:style>
    <style:style style:name="T106" style:family="text">
      <style:text-properties fo:font-variant="normal" fo:text-transform="none" fo:color="#555555" loext:opacity="100%" style:font-name="Roboto" fo:letter-spacing="normal" fo:font-style="normal" officeooo:rsid="04033db0" fo:background-color="#ffffa6" loext:char-shading-value="0" style:font-size-asian="12pt" style:font-size-complex="12pt" loext:padding="0cm" loext:border="none"/>
    </style:style>
    <style:style style:name="T107" style:family="text">
      <style:text-properties fo:font-variant="normal" fo:text-transform="none" fo:color="#555555" loext:opacity="100%" style:font-name="Roboto" fo:letter-spacing="normal" fo:font-style="normal" fo:font-weight="bold" officeooo:rsid="04033db0" fo:background-color="#ffffa6" loext:char-shading-value="0" style:font-size-asian="12pt" style:font-weight-asian="bold" style:font-size-complex="12pt" style:font-weight-complex="bold" loext:padding="0cm" loext:border="none"/>
    </style:style>
    <style:style style:name="T108" style:family="text">
      <style:text-properties fo:font-variant="normal" fo:text-transform="none" fo:color="#555555" loext:opacity="100%" fo:letter-spacing="normal" fo:font-style="normal" fo:font-weight="bold" officeooo:rsid="04033db0" fo:background-color="#ffffa6" loext:char-shading-value="0" style:font-size-asian="12pt" style:font-weight-asian="bold" style:font-size-complex="12pt" style:font-weight-complex="bold" loext:padding="0cm" loext:border="none"/>
    </style:style>
    <style:style style:name="T109" style:family="text">
      <style:text-properties fo:font-variant="normal" fo:text-transform="none" fo:color="#555555" loext:opacity="100%" style:font-name="Bahnschrift" fo:letter-spacing="normal" fo:font-style="normal" fo:font-weight="bold" officeooo:rsid="04033db0" fo:background-color="#ffffa6" loext:char-shading-value="0" style:font-size-asian="12pt" style:font-weight-asian="bold" style:font-size-complex="12pt" style:font-weight-complex="bold" loext:padding="0cm" loext:border="none"/>
    </style:style>
    <style:style style:name="T110" style:family="text">
      <style:text-properties fo:font-variant="normal" fo:text-transform="none" fo:color="#888888" loext:opacity="100%" fo:letter-spacing="normal" fo:font-style="normal" fo:font-weight="normal" officeooo:rsid="0401d541" fo:background-color="#ffffa6" loext:char-shading-value="0" style:font-weight-asian="bold" style:font-weight-complex="bold" loext:padding="0cm" loext:border="none"/>
    </style:style>
    <style:style style:name="T111" style:family="text">
      <style:text-properties fo:font-variant="normal" fo:text-transform="none" fo:color="#888888" loext:opacity="100%" style:font-name="Roboto" fo:letter-spacing="normal" fo:font-style="normal" fo:font-weight="normal" officeooo:rsid="0401d541" fo:background-color="#ffffa6" loext:char-shading-value="0" style:font-weight-asian="bold" style:font-weight-complex="bold" loext:padding="0cm" loext:border="none"/>
    </style:style>
    <style:style style:name="T112" style:family="text">
      <style:text-properties fo:font-variant="normal" fo:text-transform="none" fo:color="#888888" loext:opacity="100%" style:font-name="Bahnschrift" fo:letter-spacing="normal" fo:font-style="normal" fo:font-weight="normal" officeooo:rsid="0401d541" fo:background-color="#ffffa6" loext:char-shading-value="0" style:font-weight-asian="bold" style:font-weight-complex="bold" loext:padding="0cm" loext:border="none"/>
    </style:style>
    <style:style style:name="T113" style:family="text">
      <style:text-properties fo:font-variant="normal" fo:text-transform="none" style:font-name="PT Serif" fo:letter-spacing="normal" fo:font-style="normal" fo:font-weight="normal" officeooo:rsid="0401d541" loext:padding="0cm" loext:border="none"/>
    </style:style>
    <style:style style:name="T114" style:family="text">
      <style:text-properties fo:font-size="12pt" fo:font-weight="normal" style:font-size-asian="12pt" style:font-weight-asian="normal"/>
    </style:style>
    <style:style style:name="T115" style:family="text">
      <style:text-properties fo:font-size="12pt" fo:font-weight="normal" officeooo:rsid="002eb3c5" style:font-size-asian="12pt" style:font-weight-asian="normal"/>
    </style:style>
    <style:style style:name="T116" style:family="text">
      <style:text-properties fo:font-size="12pt" fo:font-weight="normal" officeooo:rsid="0030514d" style:font-size-asian="12pt" style:font-weight-asian="normal"/>
    </style:style>
    <style:style style:name="T117" style:family="text">
      <style:text-properties fo:font-size="12pt" fo:font-weight="normal" officeooo:rsid="032b86d3" style:font-size-asian="12pt" style:font-weight-asian="normal"/>
    </style:style>
    <style:style style:name="T118" style:family="text">
      <style:text-properties fo:font-size="12pt" style:font-size-asian="12pt"/>
    </style:style>
    <style:style style:name="T119" style:family="text">
      <style:text-properties fo:font-weight="bold" officeooo:rsid="028710cb" style:font-weight-asian="bold" style:font-weight-complex="bold"/>
    </style:style>
    <style:style style:name="T120" style:family="text">
      <style:text-properties officeooo:rsid="0285588a"/>
    </style:style>
    <style:style style:name="T121" style:family="text">
      <style:text-properties officeooo:rsid="001c12ef" style:font-weight-complex="normal"/>
    </style:style>
    <style:style style:name="T122" style:family="text">
      <style:text-properties officeooo:rsid="028710cb" style:font-weight-complex="normal"/>
    </style:style>
    <style:style style:name="T123" style:family="text">
      <style:text-properties officeooo:rsid="03654819" style:font-weight-complex="normal"/>
    </style:style>
    <style:style style:name="T124" style:family="text">
      <style:text-properties officeooo:rsid="03672c7c" style:font-weight-complex="normal"/>
    </style:style>
    <style:style style:name="T125" style:family="text">
      <style:text-properties officeooo:rsid="036791c9" style:font-weight-complex="normal"/>
    </style:style>
    <style:style style:name="T126" style:family="text">
      <style:text-properties officeooo:rsid="032a7a1e"/>
    </style:style>
    <style:style style:name="T127" style:family="text">
      <style:text-properties officeooo:rsid="03366d99"/>
    </style:style>
    <style:style style:name="T128" style:family="text">
      <style:text-properties officeooo:rsid="033865f6"/>
    </style:style>
    <style:style style:name="T129" style:family="text">
      <style:text-properties officeooo:rsid="03396355"/>
    </style:style>
    <style:style style:name="T130" style:family="text">
      <style:text-properties officeooo:rsid="036a89ca"/>
    </style:style>
    <style:style style:name="T131" style:family="text">
      <style:text-properties officeooo:rsid="036d8138"/>
    </style:style>
    <style:style style:name="T132" style:family="text">
      <style:text-properties officeooo:rsid="036ec490"/>
    </style:style>
    <style:style style:name="T133" style:family="text">
      <style:text-properties officeooo:rsid="036f47c6"/>
    </style:style>
    <style:style style:name="T134" style:family="text">
      <style:text-properties officeooo:rsid="037013db"/>
    </style:style>
    <style:style style:name="T135" style:family="text">
      <style:text-properties officeooo:rsid="037068d8"/>
    </style:style>
    <style:style style:name="T136" style:family="text">
      <style:text-properties officeooo:rsid="03734783"/>
    </style:style>
    <style:style style:name="T137" style:family="text">
      <style:text-properties officeooo:rsid="0376ddf0"/>
    </style:style>
    <style:style style:name="T138" style:family="text">
      <style:text-properties officeooo:rsid="0378f774"/>
    </style:style>
    <style:style style:name="T139" style:family="text">
      <style:text-properties officeooo:rsid="03796b39"/>
    </style:style>
    <style:style style:name="T140" style:family="text">
      <style:text-properties officeooo:rsid="037dbd8e"/>
    </style:style>
    <style:style style:name="T141" style:family="text">
      <style:text-properties officeooo:rsid="03845543"/>
    </style:style>
    <style:style style:name="T142" style:family="text">
      <style:text-properties officeooo:rsid="03858c3b"/>
    </style:style>
    <style:style style:name="T143" style:family="text">
      <style:text-properties officeooo:rsid="038adc13"/>
    </style:style>
    <style:style style:name="T144" style:family="text">
      <style:text-properties officeooo:rsid="038e820b"/>
    </style:style>
    <style:style style:name="T145" style:family="text">
      <style:text-properties officeooo:rsid="03917ca6"/>
    </style:style>
    <style:style style:name="T146" style:family="text">
      <style:text-properties officeooo:rsid="0392ac4e"/>
    </style:style>
    <style:style style:name="T147" style:family="text">
      <style:text-properties officeooo:rsid="03947bc2"/>
    </style:style>
    <style:style style:name="T148" style:family="text">
      <style:text-properties officeooo:rsid="0395625b"/>
    </style:style>
    <style:style style:name="T149" style:family="text">
      <style:text-properties officeooo:rsid="039986d0"/>
    </style:style>
    <style:style style:name="T150" style:family="text">
      <style:text-properties officeooo:rsid="039db1f1"/>
    </style:style>
    <style:style style:name="T151" style:family="text">
      <style:text-properties officeooo:rsid="039f4c6d"/>
    </style:style>
    <style:style style:name="T152" style:family="text">
      <style:text-properties officeooo:rsid="03a011a3"/>
    </style:style>
    <style:style style:name="T153" style:family="text">
      <style:text-properties officeooo:rsid="03a071ce"/>
    </style:style>
    <style:style style:name="T154" style:family="text">
      <style:text-properties officeooo:rsid="03a9974c"/>
    </style:style>
    <style:style style:name="T155" style:family="text">
      <style:text-properties officeooo:rsid="03a9ad5a"/>
    </style:style>
    <style:style style:name="T156" style:family="text">
      <style:text-properties officeooo:rsid="03af46d4"/>
    </style:style>
    <style:style style:name="T157" style:family="text">
      <style:text-properties officeooo:rsid="03b4c3bd"/>
    </style:style>
    <style:style style:name="T158" style:family="text">
      <style:text-properties officeooo:rsid="03b545e9"/>
    </style:style>
    <style:style style:name="T159" style:family="text">
      <style:text-properties officeooo:rsid="03b8266f"/>
    </style:style>
    <style:style style:name="T160" style:family="text">
      <style:text-properties officeooo:rsid="03b9ec3d"/>
    </style:style>
    <style:style style:name="T161" style:family="text">
      <style:text-properties officeooo:rsid="03bafcd2"/>
    </style:style>
    <style:style style:name="T162" style:family="text">
      <style:text-properties officeooo:rsid="03bddfb6"/>
    </style:style>
    <style:style style:name="T163" style:family="text">
      <style:text-properties officeooo:rsid="03bf77e3"/>
    </style:style>
    <style:style style:name="T164" style:family="text">
      <style:text-properties officeooo:rsid="03c31355"/>
    </style:style>
    <style:style style:name="T165" style:family="text">
      <style:text-properties officeooo:rsid="03c4f294"/>
    </style:style>
    <style:style style:name="T166" style:family="text">
      <style:text-properties officeooo:rsid="03c6726d"/>
    </style:style>
    <style:style style:name="T167" style:family="text">
      <style:text-properties officeooo:rsid="03c74a46"/>
    </style:style>
    <style:style style:name="T168" style:family="text">
      <style:text-properties officeooo:rsid="03c8983f"/>
    </style:style>
    <style:style style:name="T169" style:family="text">
      <style:text-properties officeooo:rsid="03caefdf"/>
    </style:style>
    <style:style style:name="T170" style:family="text">
      <style:text-properties fo:color="#eb606b" loext:opacity="100%"/>
    </style:style>
    <style:style style:name="T171" style:family="text">
      <style:text-properties fo:color="#5fb3b3" loext:opacity="100%"/>
    </style:style>
    <style:style style:name="T172" style:family="text">
      <style:text-properties fo:font-weight="normal" style:font-size-complex="12pt"/>
    </style:style>
    <style:style style:name="T173" style:family="text">
      <style:text-properties style:font-name="Bahnschrift"/>
    </style:style>
    <style:style style:name="T174" style:family="text">
      <style:text-properties style:font-name="Bahnschrift" fo:font-weight="normal"/>
    </style:style>
    <style:style style:name="T175" style:family="text">
      <style:text-properties style:font-size-complex="12pt"/>
    </style:style>
    <style:style style:name="T176" style:family="text">
      <style:text-properties officeooo:rsid="03e0c822"/>
    </style:style>
    <style:style style:name="T177" style:family="text">
      <style:text-properties officeooo:rsid="03e1bac2"/>
    </style:style>
    <style:style style:name="T178" style:family="text">
      <style:text-properties officeooo:rsid="03e61999"/>
    </style:style>
    <style:style style:name="T179" style:family="text">
      <style:text-properties officeooo:rsid="03e9cdd9"/>
    </style:style>
    <style:style style:name="T180" style:family="text">
      <style:text-properties officeooo:rsid="03eb3a78"/>
    </style:style>
    <style:style style:name="T181" style:family="text">
      <style:text-properties officeooo:rsid="03f2f6f8"/>
    </style:style>
    <style:style style:name="T182" style:family="text">
      <style:text-properties officeooo:rsid="03f96405"/>
    </style:style>
    <style:style style:name="T183" style:family="text">
      <style:text-properties officeooo:rsid="04048833"/>
    </style:style>
    <style:style style:name="T184" style:family="text">
      <style:text-properties officeooo:rsid="040cffd5"/>
    </style:style>
    <style:style style:name="T185" style:family="text">
      <style:text-properties officeooo:rsid="040d1a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176">J</text:span>e vais <text:span text:style-name="T120">commencer par</text:span> <text:s/>résumer le contexte du projet :</text:p>
      <text:p text:style-name="P2"><text:span text:style-name="T122">J’ai réalisé ce projet pour </text:span><text:span text:style-name="T121"><text:s/></text:span><text:span text:style-name="T123">piiiquante</text:span><text:span text:style-name="T119">,</text:span><text:span text:style-name="T122"> </text:span><text:span text:style-name="T125">une </text:span><text:span text:style-name="T124"><text:s/>marque de condiment à base de piment.</text:span></text:p>
      <text:p text:style-name="P1"/>
      <text:p text:style-name="P66"><text:span text:style-name="T2">J’</text:span><text:span text:style-name="T1">ai été chargé </text:span><text:span text:style-name="T4">de crée une API</text:span><text:span text:style-name="T1"> </text:span><text:span text:style-name="T4">pour une application web. Le front de l’application était déjà crée, je me suis occupé de la parti Backend du projet</text:span></text:p>
      <text:p text:style-name="P8"/>
      <text:p text:style-name="P67"><text:span text:style-name="T3">A</text:span><text:span text:style-name="T1">ucune modification n’as été apporté au </text:span><text:span text:style-name="T5">dossier Frontend</text:span><text:span text:style-name="T6"> qui rassemble la partie </text:span><text:span text:style-name="T5"><text:s/>déjà existant</text:span><text:span text:style-name="T6"> du projet</text:span><text:span text:style-name="T7">.</text:span></text:p>
      <text:p text:style-name="P4"/>
      <text:p text:style-name="P5">J’ai commenter <text:span text:style-name="T126">mes fichier javascript</text:span> block par block afin de facilité la compréhension <text:span text:style-name="T126">de mon code</text:span></text:p>
      <text:p text:style-name="P32"/>
      <text:p text:style-name="P59"><text:span text:style-name="T117">J’ajoute également que </text:span><text:span text:style-name="T114"><text:s/>le code a été </text:span><text:span text:style-name="T118">versionné</text:span><text:span text:style-name="T114"> </text:span><text:span text:style-name="T115">dès le debut du projet</text:span><text:span text:style-name="T114"> sur Github et est accessible </text:span><text:span text:style-name="T116">publiquement</text:span><text:span text:style-name="T114">.</text:span></text:p>
      <text:p text:style-name="P33"/>
      <text:p text:style-name="P34">Je vais désormais <text:span text:style-name="T130">vous présenter mon projet </text:span><text:span text:style-name="T127">.</text:span><text:span text:style-name="T129">E</text:span><text:span text:style-name="T128">nfin je vous ferais</text:span><text:span text:style-name="T156"> </text:span><text:span text:style-name="T128"><text:s/>une</text:span><text:span text:style-name="T127"> demonstration live du site.</text:span></text:p>
      <text:p text:style-name="P58"/>
      <text:p text:style-name="P56">Introduction</text:p>
      <text:p text:style-name="P54"><text:span text:style-name="T134">Spécificité</text:span><text:span text:style-name="T135">s</text:span><text:span text:style-name="T134"> du projet</text:span> :</text:p>
      <text:p text:style-name="P6">L<text:span text:style-name="T131">es spécificités de ce projet sont :</text:span></text:p>
      <text:p text:style-name="P6">- <text:span text:style-name="T131">La sécurité de l’API</text:span></text:p>
      <text:p text:style-name="P6">- <text:span text:style-name="T132">L’utilisation d’une base de donnée</text:span></text:p>
      <text:p text:style-name="P68"><text:span text:style-name="T8">- </text:span><text:span text:style-name="T9">La création et l'utilisation d'un compte pour chaques utilisateurs</text:span></text:p>
      <text:p text:style-name="P7">- <text:span text:style-name="T132">Ce compte permet la création la modification et la suppression de sauce</text:span></text:p>
      <text:p text:style-name="P7">- <text:span text:style-name="T133">Et également la possibilité de like ou dislike les sauces des autres utilisateurs</text:span></text:p>
      <text:p text:style-name="P53"><text:span text:style-name="T136">Les technologies</text:span> :</text:p>
      <text:p text:style-name="P9">Nous avons priviligiés node JS pour la création de l’API, il sagit d’une technologie haute performence optimisé pour tous types d’environnements.</text:p>
      <text:p text:style-name="P9">L’avantage est que node possède des packages qui s’installe <text:span text:style-name="T181">via NPM</text:span> tres facilement avec des lignes de commandes ce qui rend l’environnement node très flexible.</text:p>
      <text:p text:style-name="P10"><text:span text:style-name="T137">De plus</text:span> MongoDb la base de données est compatible avec node JS</text:p>
      <text:p text:style-name="P75"/>
      <text:p text:style-name="P84"><text:span text:style-name="T25">Le code s'organise autour de 5 grands axes</text:span><text:span text:style-name="T26"> que je vais énumérer puis je détaillerais chaqu'un d'entre eux</text:span><text:span text:style-name="T27"> :</text:span></text:p>
      <text:p text:style-name="P74">- APP.JS qui centralise toutes les informations <text:span text:style-name="T138">(les headers, l’url de la base de données et les routes)</text:span></text:p>
      <text:p text:style-name="P74">- Le dossier routes définit les chemins d’accès aux dossiers</text:p>
      <text:p text:style-name="P83"><text:span text:style-name="T10">- Le dossier controllers contient la logique métier du </text:span><text:span text:style-name="T11">code</text:span></text:p>
      <text:p text:style-name="P74">- Le dossier models qui défini le<text:span text:style-name="T157">s</text:span> schéma<text:span text:style-name="T157">s</text:span> de la base de données</text:p>
      <text:p text:style-name="P74">- Le dossier middleware est utilisé lui pour les autorisation<text:span text:style-name="T158">s</text:span> de l’utilisateur et la gestion des images</text:p>
      <text:p text:style-name="P45"/>
      <text:p text:style-name="P45"><text:soft-page-break/>App.js :</text:p>
      <text:p text:style-name="P11">Comporte l’importation de packages de node.js</text:p>
      <text:p text:style-name="P12">La connection à mongodb avec l’’ID et mot de passe <text:span text:style-name="T139">grâce au package mongoose importé précedement</text:span></text:p>
      <text:p text:style-name="P106"/>
      <text:p text:style-name="P13">Puis la définition des Headers/CORS c’est à dire qui fait quoi et qu’es qui est autorisé</text:p>
      <text:p text:style-name="P69"><text:span text:style-name="T13">Nous pouvons y retrouvé l’autorisation </text:span><text:span text:style-name="T14">des</text:span><text:span text:style-name="T13"> méthodes CRUD </text:span><text:span text:style-name="T15">(get, post , put , delete)</text:span></text:p>
      <text:p text:style-name="P29"/>
      <text:p text:style-name="P73"><text:span text:style-name="T15">N</text:span><text:span text:style-name="T12">ous utilisons également helmet qui est un middleware d'Express qui aide à proteger l'application de certaines vulnérabilités en configurant de manière appropriée des en-têtes HTTP.</text:span></text:p>
      <text:p text:style-name="P13"/>
      <text:p text:style-name="P14">Puis enfin il y a la gestion des principaux chemins de <text:s/>l’API c’est à dire les sauces les authorisations et <text:span text:style-name="T140">le dossier statique des images</text:span><text:span text:style-name="T159"> </text:span></text:p>
      <text:p text:style-name="P15"/>
      <text:p text:style-name="P46">Dossier routes :</text:p>
      <text:p text:style-name="P16">Dans le dossier route nous retrouvons 2 fichier un user et un sauce</text:p>
      <text:p text:style-name="P16"/>
      <text:p text:style-name="P17">Dans le fichier user .js, nous importons le module router de express</text:p>
      <text:p text:style-name="P17">Puis l’importation, <text:span text:style-name="T178">des middlewares et </text:span><text:s/>de la logique métier situé dans le dossier controller<text:span text:style-name="T185">s</text:span></text:p>
      <text:p text:style-name="P17">Les router signup et login sont en méthode Post</text:p>
      <text:p text:style-name="P17"/>
      <text:p text:style-name="P18">Dans le même principe le fichier sauce.js garde la même architecture</text:p>
      <text:p text:style-name="P19">Avec la définition des <text:span text:style-name="T180">routers</text:span> sauces, autorisation et multer qui servirons pour le<text:span text:style-name="T160">s</text:span> router</text:p>
      <text:p text:style-name="P19">Chaque routeur a son CRUD avec son chemin et ses droits</text:p>
      <text:p text:style-name="P31"/>
      <text:p text:style-name="P19"/>
      <text:p text:style-name="P47">Dossier models :</text:p>
      <text:p text:style-name="P48">Le dossier model contient les structure de la DB</text:p>
      <text:p text:style-name="P20">Dans le dossier models nous trouvons à nouveau les fichier user et sauce et c’est dans ceux là que nous allons pouvoir définir les schémas des Objet<text:span text:style-name="T141">s</text:span> JSON qui seront accueilli <text:span text:style-name="T142">dans</text:span> la base de donnée</text:p>
      <text:p text:style-name="P21">L’importation de mongoose est donc nécessaire pour utilisé la méthode lié à <text:span text:style-name="T177">l</text:span>a création de schéma<text:span text:style-name="T161"> pour mongoDB</text:span>.</text:p>
      <text:p text:style-name="P21">Nous pouvons ensuite attribué un type à chaque valeurs attendu dans notre objet</text:p>
      <text:p text:style-name="P21"/>
      <text:p text:style-name="P70"><text:span text:style-name="T16">J’ajoute que dans le dossier user le package mongoose unique validator est utilisé afin s’assurer que la base de donnée refuse </text:span><text:span text:style-name="T17">un signup provenant d'une e-mail déja présente sur la base de données</text:span></text:p>
      <text:p text:style-name="P20"/>
      <text:p text:style-name="P22"/>
      <text:p text:style-name="P23">Video 9m22s https://www.youtube.com/watch?v=YDX41ENbHzI&amp;ab_channel=BenjaminN%C3%A9d%C3%A9lec</text:p>
      <text:p text:style-name="P22"><text:soft-page-break/></text:p>
      <text:p text:style-name="P52">Dossier controllers :</text:p>
      <text:p text:style-name="P22">Le dossier controllers défini véritablement qui fait quoi (la logique métier du code)</text:p>
      <text:p text:style-name="P28">Chaque requêtes et réponses de l'API sont défini dans ce dossiers </text:p>
      <text:p text:style-name="P28"/>
      <text:p text:style-name="P28">Nous allons donc retrouver la logique concernant les comptes utilisateurs c'est à dire la possibilité d'inscription et de se connecter à l'application dans le fichier user.js</text:p>
      <text:p text:style-name="P28"/>
      <text:p text:style-name="P28">Et la logique concernant les sauces, de la création à la suppression de celle-ci en passant par l'affichage et la modification des sauces existantes<text:span text:style-name="T169"> ainsi que du like et du dislike. Toute cette logique se retrouve dans le fichier sauce.js</text:span></text:p>
      <text:p text:style-name="P28"/>
      <text:p text:style-name="P28"/>
      <text:p text:style-name="P22"/>
      <text:p text:style-name="P51">Dossier middleware :</text:p>
      <text:p text:style-name="P24">Le dossier middleware contient 2 choses :</text:p>
      <text:p text:style-name="P24">Le fichier multer-config est consacrée au<text:span text:style-name="T144">x</text:span> images on y apelle le plugin Multer <text:span text:style-name="T143">et on y défini quel type de fichier est acc</text:span><text:span text:style-name="T162">e</text:span><text:span text:style-name="T143">pté (pour les images se sera le format jpg,jpeg et png</text:span></text:p>
      <text:p text:style-name="P24"/>
      <text:p text:style-name="P30">Ensuite on attribut aux image une destination (<text:span text:style-name="T163">c'est à dire </text:span>le fichier images du disque dur)</text:p>
      <text:p text:style-name="P71"><text:span text:style-name="T18">Puis la création d’un fichier image unique on défini le nom de ce fichier en supprimant les espaces potentiel en les remplacant par des underscore et en y ajoutant la date </text:span><text:span text:style-name="T19">de création</text:span><text:span text:style-name="T18"> grâce a un timestamp pour éviter toute possibilité de doublon dans la base de données. </text:span><text:span text:style-name="T20">Nous avons donc l’assurance d’avoir une image unique pour chaques sauce ajouté sur le site.</text:span></text:p>
      <text:p text:style-name="P25"/>
      <text:p text:style-name="P26">Le fichier auth.js contient lui un middleware d’authorisation qui <text:s/><text:span text:style-name="T150">décode le</text:span> JSON web token</text:p>
      <text:p text:style-name="P26"><text:span text:style-name="T147">Ce JWT</text:span> sera <text:span text:style-name="T164">e</text:span>xiger à chaque requetes de <text:span text:style-name="T148">l’utilisateur</text:span> afin qu’il ne puisse executer <text:span text:style-name="T145">une requete dont il n’a pas l’authorisation </text:span><text:span text:style-name="T146">(comme la modification d’une sauce qu’il na pas crée par ex</text:span><text:span text:style-name="T165">e</text:span><text:span text:style-name="T146">mple)</text:span>.</text:p>
      <text:p text:style-name="P26"/>
      <text:p text:style-name="P50">La base de données :</text:p>
      <text:p text:style-name="P72"><text:span text:style-name="T21">Nous utilisons mongoDB atlas qui est une base de donnée en cloud. </text:span><text:span text:style-name="T22">Le principal avantage de celle ci </text:span><text:span text:style-name="T23">possède </text:span><text:span text:style-name="T22">une </text:span><text:span text:style-name="T23">interface</text:span><text:span text:style-name="T22"> graphique</text:span><text:span text:style-name="T23"> qui</text:span><text:span text:style-name="T22"> affiche en temp</text:span><text:span text:style-name="T24">s</text:span><text:span text:style-name="T22"> réel le trafic.</text:span></text:p>
      <text:p text:style-name="P27"/>
      <text:p text:style-name="P49">La sécurité</text:p>
      <text:p text:style-name="P35">L’api est-elle une solution sûre ?</text:p>
      <text:p text:style-name="P35">Peux t’ont se faire attaquer par un hacker lors du transit des données ?</text:p>
      <text:p text:style-name="P36">C<text:span text:style-name="T149">es question sont traitée <text:s/>avec les recommandation de l’OWASP</text:span></text:p>
      <text:p text:style-name="P37">1 Si quelqu’un attaque la première barrière contre les hackers sont les firewall<text:span text:style-name="T166">s </text:span><text:span text:style-name="T179">installé sur les serveurs</text:span></text:p>
      <text:p text:style-name="P37">2 Node js permet d’avoir une API organisée avec plusieurs dossiers , aucun risque d’accéder à tout le contenu grâce au<text:span text:style-name="T182">x</text:span> plugins</text:p>
      <text:p text:style-name="P38"><text:soft-page-break/>3 MongoDB est une base de données dans un cloud. Les informations sont externalisées et même lors d’une attaque le hacker n’aura pas accès au données.</text:p>
      <text:p text:style-name="P38"/>
      <text:p text:style-name="P44">Piratage de session</text:p>
      <text:p text:style-name="P39">Dans le scénario d’un piratage de session le token <text:span text:style-name="T151">d’identification </text:span><text:span text:style-name="T152">(inconnu de l’utilisateur)</text:span><text:span text:style-name="T151"> est exigée à chaque requête </text:span><text:span text:style-name="T152">et permet d’éviter d’executer des requetes dont il ne devrait pas avoir le droit</text:span></text:p>
      <text:p text:style-name="P38"/>
      <text:p text:style-name="P44">Piratage de DB</text:p>
      <text:p text:style-name="P38"><text:span text:style-name="T153">Dans le scénario d’un piratage</text:span> à la base de donnée les mots de passes des utilisateurs sont cryptés par bcrypt<text:span text:style-name="T167"> un package</text:span> qui <text:span text:style-name="T151">génere</text:span> et <text:span text:style-name="T151">vérifie l</text:span>e hashage de mot de passe <text:span text:style-name="T151">de l’utilisateur</text:span><text:span text:style-name="T168">.</text:span></text:p>
      <text:p text:style-name="P40">Le mot de passe est hashé 10 fois pour plus de sécurité. C’est un juste milieu entre une opération de hashage trop complexe et donc lente a exécuter et trop rapide et donc pas assez sécurisée</text:p>
      <text:p text:style-name="P40"/>
      <text:p text:style-name="P43">Protection naturel de MongoDB</text:p>
      <text:p text:style-name="P41">Ensuite la première attaque sur internet se fait par injection SQL.</text:p>
      <text:p text:style-name="P41">Hors le fait d’utiliser mongoDB limite énormement ce risque car mongoDB n’utilise pas les technologies SQL</text:p>
      <text:p text:style-name="P55"/>
      <text:p text:style-name="P55">Le bilan du projet.</text:p>
      <text:p text:style-name="P3"/>
      <text:p text:style-name="P42">C’était un projet très enrichissant car c’est la première fois que j’ai eu travaillé sur la partie BackEnd. J’ai donc du apprendre tout un tas de méthode pour mener à bien ce travail. <text:span text:style-name="T154">De la création d’un serveur à l’utilisation de tout les packages importé via NPM </text:span><text:span text:style-name="T155">pour la bonne manipulation des données transmise en requete et en réponse à l’utilisateur.</text:span></text:p>
      <text:p text:style-name="P42"/>
      <text:p text:style-name="P76"/>
      <text:p text:style-name="P76"/>
      <text:p text:style-name="P76"/>
      <text:p text:style-name="P76"/>
      <text:p text:style-name="P76"/>
      <text:p text:style-name="P76"/>
      <text:p text:style-name="P77"/>
      <text:p text:style-name="P77"/>
      <text:p text:style-name="P77"/>
      <text:p text:style-name="P77"/>
      <text:p text:style-name="P77"/>
      <text:p text:style-name="P77"/>
      <text:p text:style-name="P77"/>
      <text:p text:style-name="P77"/>
      <text:p text:style-name="P77"><text:soft-page-break/></text:p>
      <text:p text:style-name="P81">Qu’es qu’une API rest ?</text:p>
      <text:p text:style-name="P78">Une API <text:s/>est une interface qui permet d’établir une communication entre un ordinateur et un serveur dans le but de fournir des données </text:p>
      <text:p text:style-name="P79"><text:span text:style-name="T173">Les API REST se basent sur le protocole </text:span><text:span text:style-name="Strong_20_Emphasis"><text:span text:style-name="T174">HTTP</text:span></text:span><text:span text:style-name="T173"> pour transférer les informations .</text:span></text:p>
      <text:p text:style-name="P77"/>
      <text:p text:style-name="P80">Définition des JWT :</text:p>
      <text:p text:style-name="P85">Un JSON Web Token est un access token Les JSON Web Token sont particulièrement appréciés pour les opérations d’identification.</text:p>
      <text:p text:style-name="P85">Les messages courts peuvent être chiffrés et fournissent alors des informations sûres sur l’identité de l’expéditeur et si celui-ci dispose des droits d’accès requis.</text:p>
      <text:p text:style-name="P95"/>
      <text:p text:style-name="P93">Les tokens JWT sont sécurisés parce que :</text:p>
      <text:p text:style-name="P85">- Il n'y a pas de session stockée sur le serveur qui pourrait être détournée.</text:p>
      <text:p text:style-name="P85">- Leur payload encodé peut contenir des données qui permettent de vérifier que l'utilisateur connecté n'utilise pas le token de quelqu'un d'autre.</text:p>
      <text:p text:style-name="P85">- Ils sont très difficiles à fausser sans connaître la clé secrète.</text:p>
      <text:p text:style-name="P95"/>
      <text:p text:style-name="P93">Que fait Helmet : </text:p>
      <text:p text:style-name="P85">Helmet.js est un module Node.js qui aide à sécuriser les en-têtes HTTP. Il est implémenté dans des applications express.</text:p>
      <text:p text:style-name="P85">Par conséquent, nous pouvons dire que helmet.js aide à sécuriser les applications express.</text:p>
      <text:p text:style-name="P85">Étant donné que les en-têtes HTTP peuvent divulguer des informations sensibles sur l’application, il est donc important d’utiliser les en-têtes de manière sécurisée.</text:p>
      <text:p text:style-name="P95"/>
      <text:p text:style-name="P93">L'opérateur de décomposition ou le spread opérator (...) permet :</text:p>
      <text:p text:style-name="P85">Il permet de décomposer un tableau (Array)</text:p>
      <text:p text:style-name="P85"/>
      <text:p text:style-name="P103"><text:span text:style-name="Strong_20_Emphasis"><text:span text:style-name="T45">C’est quoi BCRYPT ?</text:span></text:span></text:p>
      <text:p text:style-name="P103"><text:span text:style-name="Strong_20_Emphasis"><text:span text:style-name="T91">Bcrypt est un algorithme de hachage qui est évolutif en fonction du serveur qui le lance. Sa lenteur et sa robustesse garantit qu'un hacker voulant décoder un mot de passe doit investir dans un matériel couteux et très puissant pour décoder un mot de passe.</text:span></text:span><text:span text:style-name="Strong_20_Emphasis"><text:span text:style-name="T80"> </text:span></text:span></text:p>
      <text:p text:style-name="P85"/>
      <text:p text:style-name="P94">Différence hashage/salage : </text:p>
      <text:p text:style-name="P86"><text:span text:style-name="T29">Une fonction de hachage </text:span><text:span text:style-name="Strong_20_Emphasis"><text:span text:style-name="T30">prend des données</text:span></text:span><text:span text:style-name="T28"> </text:span><text:span text:style-name="T29">(fichiers, blocs, etc.) et en</text:span><text:span text:style-name="Strong_20_Emphasis"><text:span text:style-name="T35"> </text:span></text:span><text:span text:style-name="Strong_20_Emphasis"><text:span text:style-name="T30">produit une empreinte de taille fixe.</text:span></text:span></text:p>
      <text:p text:style-name="P86"><text:span text:style-name="Strong_20_Emphasis"><text:span text:style-name="T30">Une fonction de salage fait en sorte que 2 mots de passes identiques obiennent des données différentes en sortie.</text:span></text:span></text:p>
      <text:p text:style-name="P87"><text:span text:style-name="Strong_20_Emphasis"><text:span text:style-name="T39">Si un mot de passe est hashé et salé, l’algorithme de sortie du hash</text:span></text:span><text:span text:style-name="Strong_20_Emphasis"><text:span text:style-name="T38">age</text:span></text:span><text:span text:style-name="Strong_20_Emphasis"><text:span text:style-name="T39"> n’est plus prédictible.</text:span></text:span></text:p>
      <text:p text:style-name="P87"><text:span text:style-name="Strong_20_Emphasis"><text:span text:style-name="T39"/></text:span></text:p>
      <text:h text:style-name="P97" text:outline-level="2"><text:soft-page-break/><text:span text:style-name="Strong_20_Emphasis"><text:span text:style-name="T76">Pourquoi faut-il hasher les mots de passe ?</text:span></text:span></text:h>
      <text:p text:style-name="P107"><text:span text:style-name="Strong_20_Emphasis"><text:span text:style-name="T31">L'objectif est simple : prévenir des accès frauduleux aux comptes de vos utilisateurs en cas de faille de sécurité. Le but est donc simple : que cela soit le plus couteux (en temps et/ou en argent) pour un hacker to décoder les mots de passe.</text:span></text:span></text:p>
      <text:p text:style-name="P87"><text:span text:style-name="Strong_20_Emphasis"><text:span text:style-name="T31"/></text:span></text:p>
      <text:p text:style-name="P90"><text:span text:style-name="Strong_20_Emphasis"><text:span text:style-name="T45">C’est quoi multer ?</text:span></text:span></text:p>
      <text:p text:style-name="P101"><text:span text:style-name="Strong_20_Emphasis"><text:span text:style-name="T53">Multer un package qui nous permet de gérer les fichiers entrants dans les requêtes HTTP</text:span></text:span></text:p>
      <text:p text:style-name="P99"><text:span text:style-name="Strong_20_Emphasis"><text:span text:style-name="T64">Il</text:span></text:span><text:span text:style-name="Strong_20_Emphasis"><text:span text:style-name="T63"> ajoute un objet corps et un objet fichier à l'objet requête.</text:span></text:span><text:span text:style-name="Strong_20_Emphasis"><text:span text:style-name="T58"> </text:span></text:span></text:p>
      <text:p text:style-name="P101"><text:span text:style-name="Strong_20_Emphasis"><text:span text:style-name="T34"><text:s/></text:span></text:span></text:p>
      <text:p text:style-name="P88"><text:span text:style-name="Strong_20_Emphasis"><text:span text:style-name="T42">C’est quoi un middleware ?</text:span></text:span></text:p>
      <text:p text:style-name="P98"><text:span text:style-name="Strong_20_Emphasis"><text:span text:style-name="T59">Un middleware est simplement une fonction permettant d’effectuer un traitement avant </text:span></text:span><text:span text:style-name="Strong_20_Emphasis"><text:span text:style-name="T61">le traitement</text:span></text:span><text:span text:style-name="Strong_20_Emphasis"><text:span text:style-name="T59"> défini par les routes. </text:span></text:span></text:p>
      <text:p text:style-name="P88"><text:span text:style-name="Strong_20_Emphasis"><text:span text:style-name="T32"/></text:span></text:p>
      <text:p text:style-name="P89"><text:span text:style-name="Strong_20_Emphasis"><text:span text:style-name="T43">Citez d’autre</text:span></text:span><text:span text:style-name="Strong_20_Emphasis"><text:span text:style-name="T44">s</text:span></text:span><text:span text:style-name="Strong_20_Emphasis"><text:span text:style-name="T43"> base de donnée :</text:span></text:span></text:p>
      <text:p text:style-name="P89"><text:span text:style-name="Strong_20_Emphasis"><text:span text:style-name="T50">Oracle </text:span></text:span><text:span text:style-name="Strong_20_Emphasis"><text:span text:style-name="T36"> , </text:span></text:span><text:span text:style-name="Strong_20_Emphasis"><text:span text:style-name="T37">mySQL </text:span></text:span></text:p>
      <text:p text:style-name="P89"><text:span text:style-name="Strong_20_Emphasis"><text:span text:style-name="T37"/></text:span></text:p>
      <text:p text:style-name="P91"><text:span text:style-name="Strong_20_Emphasis"><text:span text:style-name="T46">Qu’es que Routeur ?</text:span></text:span></text:p>
      <text:p text:style-name="P92"><text:span text:style-name="Strong_20_Emphasis"><text:span text:style-name="T89">La fonction </text:span></text:span><text:span text:style-name="Strong_20_Emphasis"><text:span text:style-name="T93">express.Router()</text:span></text:span><text:span text:style-name="Strong_20_Emphasis"><text:span text:style-name="T78"> </text:span></text:span><text:span text:style-name="Strong_20_Emphasis"><text:span text:style-name="T89">est utilisée pour créer un nouvel objet routeur. Cette fonction est utilisée lorsque vous souhaitez créer un nouvel objet routeur dans votre programme pour gérer les requests. Plusieurs requests peuvent être facilement différenciées à l’aide de la fonction Router() dans Express.js. C’est l’avantage de l’utilisation du routeur.</text:span></text:span><text:span text:style-name="Strong_20_Emphasis"><text:span text:style-name="T78"> </text:span></text:span></text:p>
      <text:p text:style-name="P105"><text:span text:style-name="Strong_20_Emphasis"><text:span text:style-name="T76"/></text:span></text:p>
      <text:p text:style-name="P92"><text:span text:style-name="Strong_20_Emphasis"><text:span text:style-name="T74"/></text:span></text:p>
      <text:p text:style-name="P60"/>
      <text:p text:style-name="P82"><text:span text:style-name="T170">Pense-bête</text:span> <text:span text:style-name="T171">:</text:span> </text:p>
      <text:p text:style-name="P96">Models(schéma) &gt;&gt; controllers(logique) &gt;&gt; routes(direction) &gt;&gt; app(execution)</text:p>
      <text:p text:style-name="P60"/>
      <text:p text:style-name="P63">Code 201 </text:p>
      <text:p text:style-name="P63"><text:span text:style-name="T173">Le code de statut HTTP 201 Created indique que la requête a réussi et qu'une ressource a été créée en conséquence. La nouvelle ressource est effectivement créée avant que la réponse soit renvoyée et cette nouvelle ressource est renvoyée dans le corps du message</text:span> </text:p>
      <text:p text:style-name="P60"/>
      <text:p text:style-name="P62">Erreur 401</text:p>
      <text:p text:style-name="P61"><text:span text:style-name="Strong_20_Emphasis"><text:span text:style-name="T172">L’erreur 401 non autorisée</text:span></text:span><text:span text:style-name="T175"> est </text:span><text:span text:style-name="Strong_20_Emphasis"><text:span text:style-name="T172">un code d’état HTTP</text:span></text:span><text:span text:style-name="T175"> qui signifie que la page à laquelle vous essayiez d’accéder ne peut pas être chargée avant de vous connecter avec un utilisateur valide et un mot de passe.<text:line-break/>Cela permet à des administrateurs de protéger l’accès à des ressources afin de ne pas la rendre totalement publique. </text:span></text:p>
      <text:p text:style-name="P61"/>
      <text:p text:style-name="P64">Erreur 404</text:p>
      <text:p text:style-name="P65"><text:soft-page-break/>Une erreur 404 est un code d’erreur HTTP transmis par un serveur web quand une ressource demandée est indisponible ou que le serveur n’arrive pas à la trouver. Généralement, c’est une page web qui n’existe pas ou qui n’existe plus. </text:p>
      <text:p text:style-name="P60"/>
      <text:p text:style-name="P62">Erreur 500 </text:p>
      <text:p text:style-name="P60">Le code d'erreur 500 indique que la requête envoyée par le navigateur n'a pas pu être traitée pour une raison qui n'a pas pu être identifiée. Contrairement à l'erreur 404 où le problème est dû au contenu du site, l'erreur 500 indique un problème qui affecte le serveur sur lequel le site est hébergé.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ira Code iScript" svg:font-family="'Fira Code iScript', Menlo, Monaco, 'Courier New', monospace, Consolas, 'Courier New', monospace"/>
    <style:font-face style:name="Helvetica Neue" svg:font-family="'Helvetica Neue', Helvetica, 'Hiragino Kaku Gothic ProN', Meiryo, Arial, sans-serif"/>
    <style:font-face style:name="Inter" svg:font-family="Inter, sans-serif"/>
    <style:font-face style:name="Nunito" svg:font-family="Nunito, sans-serif"/>
    <style:font-face style:name="PT Serif" svg:font-family="'PT Serif', serif"/>
    <style:font-face style:name="Roboto" svg:font-family="Roboto, sans-serif"/>
    <style:font-face style:name="arial" svg:font-family="arial, sans-serif"/>
    <style:font-face style:name="Bahnschrift1" svg:font-family="Bahnschrift" style:font-family-generic="roman" style:font-pitch="variable"/>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0T02:38:06.013000000</dc:date>
    <meta:editing-duration>P3DT8H48M47S</meta:editing-duration>
    <meta:editing-cycles>925</meta:editing-cycles>
    <meta:generator>LibreOffice/7.0.3.1$Windows_X86_64 LibreOffice_project/d7547858d014d4cf69878db179d326fc3483e082</meta:generator>
    <meta:document-statistic meta:table-count="0" meta:image-count="0" meta:object-count="0" meta:page-count="7" meta:paragraph-count="122" meta:word-count="1936" meta:character-count="11605" meta:non-whitespace-character-count="9760"/>
  </office:meta>
</office:document-meta>
</file>